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Quad.GPS.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Quad,IMU,AX</text:p>
          </table:table-cell>
        </table:table-row>
        <table:table-row table:style-name="ro1">
          <table:table-cell office:value-type="string" calcext:value-type="string">
            <text:p>0.105000</text:p>
          </table:table-cell>
          <table:table-cell office:value-type="float" office:value="-0.372319" calcext:value-type="float">
            <text:p>-0,372319</text:p>
          </table:table-cell>
          <table:table-cell office:value-type="string" calcext:value-type="string">
            <text:p>0.005000</text:p>
          </table:table-cell>
          <table:table-cell office:value-type="float" office:value="0.552092" calcext:value-type="float">
            <text:p>0,552092</text:p>
          </table:table-cell>
        </table:table-row>
        <table:table-row table:style-name="ro1">
          <table:table-cell office:value-type="string" calcext:value-type="string">
            <text:p>0.205000</text:p>
          </table:table-cell>
          <table:table-cell office:value-type="float" office:value="0.639987" calcext:value-type="float">
            <text:p>0,639987</text:p>
          </table:table-cell>
          <table:table-cell office:value-type="string" calcext:value-type="string">
            <text:p>0.010000</text:p>
          </table:table-cell>
          <table:table-cell office:value-type="float" office:value="0.073913" calcext:value-type="float">
            <text:p>0,073913</text:p>
          </table:table-cell>
        </table:table-row>
        <table:table-row table:style-name="ro1">
          <table:table-cell office:value-type="string" calcext:value-type="string">
            <text:p>0.305000</text:p>
          </table:table-cell>
          <table:table-cell office:value-type="float" office:value="-0.736634" calcext:value-type="float">
            <text:p>-0,736634</text:p>
          </table:table-cell>
          <table:table-cell office:value-type="string" calcext:value-type="string">
            <text:p>0.015000</text:p>
          </table:table-cell>
          <table:table-cell office:value-type="float" office:value="0.523375" calcext:value-type="float">
            <text:p>0,523375</text:p>
          </table:table-cell>
        </table:table-row>
        <table:table-row table:style-name="ro1">
          <table:table-cell office:value-type="string" calcext:value-type="string">
            <text:p>0.404998</text:p>
          </table:table-cell>
          <table:table-cell office:value-type="float" office:value="0.869336" calcext:value-type="float">
            <text:p>0,869336</text:p>
          </table:table-cell>
          <table:table-cell office:value-type="string" calcext:value-type="string">
            <text:p>0.020000</text:p>
          </table:table-cell>
          <table:table-cell office:value-type="float" office:value="-0.426419" calcext:value-type="float">
            <text:p>-0,426419</text:p>
          </table:table-cell>
        </table:table-row>
        <table:table-row table:style-name="ro1">
          <table:table-cell office:value-type="string" calcext:value-type="string">
            <text:p>0.504997</text:p>
          </table:table-cell>
          <table:table-cell office:value-type="float" office:value="0.180194" calcext:value-type="float">
            <text:p>0,180194</text:p>
          </table:table-cell>
          <table:table-cell office:value-type="string" calcext:value-type="string">
            <text:p>0.025000</text:p>
          </table:table-cell>
          <table:table-cell office:value-type="float" office:value="0.916424" calcext:value-type="float">
            <text:p>0,916424</text:p>
          </table:table-cell>
        </table:table-row>
        <table:table-row table:style-name="ro1">
          <table:table-cell office:value-type="string" calcext:value-type="string">
            <text:p>0.604996</text:p>
          </table:table-cell>
          <table:table-cell office:value-type="float" office:value="-0.94533" calcext:value-type="float">
            <text:p>-0,94533</text:p>
          </table:table-cell>
          <table:table-cell office:value-type="string" calcext:value-type="string">
            <text:p>0.030000</text:p>
          </table:table-cell>
          <table:table-cell office:value-type="float" office:value="-0.296237" calcext:value-type="float">
            <text:p>-0,296237</text:p>
          </table:table-cell>
        </table:table-row>
        <table:table-row table:style-name="ro1">
          <table:table-cell office:value-type="string" calcext:value-type="string">
            <text:p>0.704994</text:p>
          </table:table-cell>
          <table:table-cell office:value-type="float" office:value="0.887752" calcext:value-type="float">
            <text:p>0,887752</text:p>
          </table:table-cell>
          <table:table-cell office:value-type="string" calcext:value-type="string">
            <text:p>0.035000</text:p>
          </table:table-cell>
          <table:table-cell office:value-type="float" office:value="0.182526" calcext:value-type="float">
            <text:p>0,182526</text:p>
          </table:table-cell>
        </table:table-row>
        <table:table-row table:style-name="ro1">
          <table:table-cell office:value-type="string" calcext:value-type="string">
            <text:p>0.804993</text:p>
          </table:table-cell>
          <table:table-cell office:value-type="float" office:value="-0.25994" calcext:value-type="float">
            <text:p>-0,25994</text:p>
          </table:table-cell>
          <table:table-cell office:value-type="string" calcext:value-type="string">
            <text:p>0.040000</text:p>
          </table:table-cell>
          <table:table-cell office:value-type="float" office:value="-0.569616" calcext:value-type="float">
            <text:p>-0,569616</text:p>
          </table:table-cell>
        </table:table-row>
        <table:table-row table:style-name="ro1">
          <table:table-cell office:value-type="string" calcext:value-type="string">
            <text:p>0.904992</text:p>
          </table:table-cell>
          <table:table-cell office:value-type="float" office:value="-0.450649" calcext:value-type="float">
            <text:p>-0,450649</text:p>
          </table:table-cell>
          <table:table-cell office:value-type="string" calcext:value-type="string">
            <text:p>0.045000</text:p>
          </table:table-cell>
          <table:table-cell office:value-type="float" office:value="0.309447" calcext:value-type="float">
            <text:p>0,309447</text:p>
          </table:table-cell>
        </table:table-row>
        <table:table-row table:style-name="ro1">
          <table:table-cell office:value-type="string" calcext:value-type="string">
            <text:p>1.004991</text:p>
          </table:table-cell>
          <table:table-cell office:value-type="float" office:value="-1.571771" calcext:value-type="float">
            <text:p>-1,571771</text:p>
          </table:table-cell>
          <table:table-cell office:value-type="string" calcext:value-type="string">
            <text:p>0.050000</text:p>
          </table:table-cell>
          <table:table-cell office:value-type="float" office:value="-1.086222" calcext:value-type="float">
            <text:p>-1,086222</text:p>
          </table:table-cell>
        </table:table-row>
        <table:table-row table:style-name="ro1">
          <table:table-cell office:value-type="string" calcext:value-type="string">
            <text:p>1.104996</text:p>
          </table:table-cell>
          <table:table-cell office:value-type="float" office:value="-0.470706" calcext:value-type="float">
            <text:p>-0,470706</text:p>
          </table:table-cell>
          <table:table-cell office:value-type="string" calcext:value-type="string">
            <text:p>0.055000</text:p>
          </table:table-cell>
          <table:table-cell office:value-type="float" office:value="-0.000003" calcext:value-type="float">
            <text:p>-3E-06</text:p>
          </table:table-cell>
        </table:table-row>
        <table:table-row table:style-name="ro1">
          <table:table-cell office:value-type="string" calcext:value-type="string">
            <text:p>1.205000</text:p>
          </table:table-cell>
          <table:table-cell office:value-type="float" office:value="-0.521896" calcext:value-type="float">
            <text:p>-0,521896</text:p>
          </table:table-cell>
          <table:table-cell office:value-type="string" calcext:value-type="string">
            <text:p>0.060000</text:p>
          </table:table-cell>
          <table:table-cell office:value-type="float" office:value="0.41005" calcext:value-type="float">
            <text:p>0,41005</text:p>
          </table:table-cell>
        </table:table-row>
        <table:table-row table:style-name="ro1">
          <table:table-cell office:value-type="string" calcext:value-type="string">
            <text:p>1.305005</text:p>
          </table:table-cell>
          <table:table-cell office:value-type="float" office:value="0.253452" calcext:value-type="float">
            <text:p>0,253452</text:p>
          </table:table-cell>
          <table:table-cell office:value-type="string" calcext:value-type="string">
            <text:p>0.065000</text:p>
          </table:table-cell>
          <table:table-cell office:value-type="float" office:value="-0.800611" calcext:value-type="float">
            <text:p>-0,800611</text:p>
          </table:table-cell>
        </table:table-row>
        <table:table-row table:style-name="ro1">
          <table:table-cell office:value-type="string" calcext:value-type="string">
            <text:p>1.405010</text:p>
          </table:table-cell>
          <table:table-cell office:value-type="float" office:value="0.472187" calcext:value-type="float">
            <text:p>0,472187</text:p>
          </table:table-cell>
          <table:table-cell office:value-type="string" calcext:value-type="string">
            <text:p>0.070000</text:p>
          </table:table-cell>
          <table:table-cell office:value-type="float" office:value="0.975337" calcext:value-type="float">
            <text:p>0,975337</text:p>
          </table:table-cell>
        </table:table-row>
        <table:table-row table:style-name="ro1">
          <table:table-cell office:value-type="string" calcext:value-type="string">
            <text:p>1.505014</text:p>
          </table:table-cell>
          <table:table-cell office:value-type="float" office:value="-0.728171" calcext:value-type="float">
            <text:p>-0,728171</text:p>
          </table:table-cell>
          <table:table-cell office:value-type="string" calcext:value-type="string">
            <text:p>0.075000</text:p>
          </table:table-cell>
          <table:table-cell office:value-type="float" office:value="0.599153" calcext:value-type="float">
            <text:p>0,599153</text:p>
          </table:table-cell>
        </table:table-row>
        <table:table-row table:style-name="ro1">
          <table:table-cell office:value-type="string" calcext:value-type="string">
            <text:p>1.605019</text:p>
          </table:table-cell>
          <table:table-cell office:value-type="float" office:value="-0.304144" calcext:value-type="float">
            <text:p>-0,304144</text:p>
          </table:table-cell>
          <table:table-cell office:value-type="string" calcext:value-type="string">
            <text:p>0.080000</text:p>
          </table:table-cell>
          <table:table-cell office:value-type="float" office:value="0.178824" calcext:value-type="float">
            <text:p>0,178824</text:p>
          </table:table-cell>
        </table:table-row>
        <table:table-row table:style-name="ro1">
          <table:table-cell office:value-type="string" calcext:value-type="string">
            <text:p>1.705024</text:p>
          </table:table-cell>
          <table:table-cell office:value-type="float" office:value="0.691217" calcext:value-type="float">
            <text:p>0,691217</text:p>
          </table:table-cell>
          <table:table-cell office:value-type="string" calcext:value-type="string">
            <text:p>0.085000</text:p>
          </table:table-cell>
          <table:table-cell office:value-type="float" office:value="0.497363" calcext:value-type="float">
            <text:p>0,497363</text:p>
          </table:table-cell>
        </table:table-row>
        <table:table-row table:style-name="ro1">
          <table:table-cell office:value-type="string" calcext:value-type="string">
            <text:p>1.805028</text:p>
          </table:table-cell>
          <table:table-cell office:value-type="float" office:value="0.976935" calcext:value-type="float">
            <text:p>0,976935</text:p>
          </table:table-cell>
          <table:table-cell office:value-type="string" calcext:value-type="string">
            <text:p>0.090000</text:p>
          </table:table-cell>
          <table:table-cell office:value-type="float" office:value="0.768753" calcext:value-type="float">
            <text:p>0,768753</text:p>
          </table:table-cell>
        </table:table-row>
        <table:table-row table:style-name="ro1">
          <table:table-cell office:value-type="string" calcext:value-type="string">
            <text:p>1.905033</text:p>
          </table:table-cell>
          <table:table-cell office:value-type="float" office:value="-0.72019" calcext:value-type="float">
            <text:p>-0,72019</text:p>
          </table:table-cell>
          <table:table-cell office:value-type="string" calcext:value-type="string">
            <text:p>0.095000</text:p>
          </table:table-cell>
          <table:table-cell office:value-type="float" office:value="-0.036049" calcext:value-type="float">
            <text:p>-0,036049</text:p>
          </table:table-cell>
        </table:table-row>
        <table:table-row table:style-name="ro1">
          <table:table-cell office:value-type="string" calcext:value-type="string">
            <text:p>2.005037</text:p>
          </table:table-cell>
          <table:table-cell office:value-type="float" office:value="0.025832" calcext:value-type="float">
            <text:p>0,025832</text:p>
          </table:table-cell>
          <table:table-cell office:value-type="string" calcext:value-type="string">
            <text:p>0.100000</text:p>
          </table:table-cell>
          <table:table-cell office:value-type="float" office:value="0.836604" calcext:value-type="float">
            <text:p>0,836604</text:p>
          </table:table-cell>
        </table:table-row>
        <table:table-row table:style-name="ro1">
          <table:table-cell office:value-type="string" calcext:value-type="string">
            <text:p>2.105030</text:p>
          </table:table-cell>
          <table:table-cell office:value-type="float" office:value="-0.246533" calcext:value-type="float">
            <text:p>-0,246533</text:p>
          </table:table-cell>
          <table:table-cell office:value-type="string" calcext:value-type="string">
            <text:p>0.105000</text:p>
          </table:table-cell>
          <table:table-cell office:value-type="float" office:value="1.05358" calcext:value-type="float">
            <text:p>1,05358</text:p>
          </table:table-cell>
        </table:table-row>
        <table:table-row table:style-name="ro1">
          <table:table-cell office:value-type="string" calcext:value-type="string">
            <text:p>2.205023</text:p>
          </table:table-cell>
          <table:table-cell office:value-type="float" office:value="0.657701" calcext:value-type="float">
            <text:p>0,657701</text:p>
          </table:table-cell>
          <table:table-cell office:value-type="string" calcext:value-type="string">
            <text:p>0.110000</text:p>
          </table:table-cell>
          <table:table-cell office:value-type="float" office:value="0.31406" calcext:value-type="float">
            <text:p>0,31406</text:p>
          </table:table-cell>
        </table:table-row>
        <table:table-row table:style-name="ro1">
          <table:table-cell office:value-type="string" calcext:value-type="string">
            <text:p>2.305015</text:p>
          </table:table-cell>
          <table:table-cell office:value-type="float" office:value="0.154157" calcext:value-type="float">
            <text:p>0,154157</text:p>
          </table:table-cell>
          <table:table-cell office:value-type="string" calcext:value-type="string">
            <text:p>0.115000</text:p>
          </table:table-cell>
          <table:table-cell office:value-type="float" office:value="0.049779" calcext:value-type="float">
            <text:p>0,049779</text:p>
          </table:table-cell>
        </table:table-row>
        <table:table-row table:style-name="ro1">
          <table:table-cell office:value-type="string" calcext:value-type="string">
            <text:p>2.405008</text:p>
          </table:table-cell>
          <table:table-cell office:value-type="float" office:value="0.268186" calcext:value-type="float">
            <text:p>0,268186</text:p>
          </table:table-cell>
          <table:table-cell office:value-type="string" calcext:value-type="string">
            <text:p>0.120000</text:p>
          </table:table-cell>
          <table:table-cell office:value-type="float" office:value="-0.149822" calcext:value-type="float">
            <text:p>-0,149822</text:p>
          </table:table-cell>
        </table:table-row>
        <table:table-row table:style-name="ro1">
          <table:table-cell office:value-type="string" calcext:value-type="string">
            <text:p>2.505001</text:p>
          </table:table-cell>
          <table:table-cell office:value-type="float" office:value="-1.340764" calcext:value-type="float">
            <text:p>-1,340764</text:p>
          </table:table-cell>
          <table:table-cell office:value-type="string" calcext:value-type="string">
            <text:p>0.125000</text:p>
          </table:table-cell>
          <table:table-cell office:value-type="float" office:value="-0.106017" calcext:value-type="float">
            <text:p>-0,106017</text:p>
          </table:table-cell>
        </table:table-row>
        <table:table-row table:style-name="ro1">
          <table:table-cell office:value-type="string" calcext:value-type="string">
            <text:p>2.604994</text:p>
          </table:table-cell>
          <table:table-cell office:value-type="float" office:value="-0.122222" calcext:value-type="float">
            <text:p>-0,122222</text:p>
          </table:table-cell>
          <table:table-cell office:value-type="string" calcext:value-type="string">
            <text:p>0.130000</text:p>
          </table:table-cell>
          <table:table-cell office:value-type="float" office:value="-1.012512" calcext:value-type="float">
            <text:p>-1,012512</text:p>
          </table:table-cell>
        </table:table-row>
        <table:table-row table:style-name="ro1">
          <table:table-cell office:value-type="string" calcext:value-type="string">
            <text:p>2.704986</text:p>
          </table:table-cell>
          <table:table-cell office:value-type="float" office:value="-0.281471" calcext:value-type="float">
            <text:p>-0,281471</text:p>
          </table:table-cell>
          <table:table-cell office:value-type="string" calcext:value-type="string">
            <text:p>0.135000</text:p>
          </table:table-cell>
          <table:table-cell office:value-type="float" office:value="-0.070391" calcext:value-type="float">
            <text:p>-0,070391</text:p>
          </table:table-cell>
        </table:table-row>
        <table:table-row table:style-name="ro1">
          <table:table-cell office:value-type="string" calcext:value-type="string">
            <text:p>2.804979</text:p>
          </table:table-cell>
          <table:table-cell office:value-type="float" office:value="-0.170454" calcext:value-type="float">
            <text:p>-0,170454</text:p>
          </table:table-cell>
          <table:table-cell office:value-type="string" calcext:value-type="string">
            <text:p>0.140000</text:p>
          </table:table-cell>
          <table:table-cell office:value-type="float" office:value="0.064975" calcext:value-type="float">
            <text:p>0,064975</text:p>
          </table:table-cell>
        </table:table-row>
        <table:table-row table:style-name="ro1">
          <table:table-cell office:value-type="string" calcext:value-type="string">
            <text:p>2.904972</text:p>
          </table:table-cell>
          <table:table-cell office:value-type="float" office:value="-0.306131" calcext:value-type="float">
            <text:p>-0,306131</text:p>
          </table:table-cell>
          <table:table-cell office:value-type="string" calcext:value-type="string">
            <text:p>0.145000</text:p>
          </table:table-cell>
          <table:table-cell office:value-type="float" office:value="0.412858" calcext:value-type="float">
            <text:p>0,412858</text:p>
          </table:table-cell>
        </table:table-row>
        <table:table-row table:style-name="ro1">
          <table:table-cell office:value-type="string" calcext:value-type="string">
            <text:p>3.004965</text:p>
          </table:table-cell>
          <table:table-cell office:value-type="float" office:value="0.505934" calcext:value-type="float">
            <text:p>0,505934</text:p>
          </table:table-cell>
          <table:table-cell office:value-type="string" calcext:value-type="string">
            <text:p>0.150000</text:p>
          </table:table-cell>
          <table:table-cell office:value-type="float" office:value="0.250758" calcext:value-type="float">
            <text:p>0,250758</text:p>
          </table:table-cell>
        </table:table-row>
        <table:table-row table:style-name="ro1">
          <table:table-cell office:value-type="string" calcext:value-type="string">
            <text:p>3.104957</text:p>
          </table:table-cell>
          <table:table-cell office:value-type="float" office:value="-1.532753" calcext:value-type="float">
            <text:p>-1,532753</text:p>
          </table:table-cell>
          <table:table-cell office:value-type="string" calcext:value-type="string">
            <text:p>0.155000</text:p>
          </table:table-cell>
          <table:table-cell office:value-type="float" office:value="-0.610612" calcext:value-type="float">
            <text:p>-0,610612</text:p>
          </table:table-cell>
        </table:table-row>
        <table:table-row table:style-name="ro1">
          <table:table-cell office:value-type="string" calcext:value-type="string">
            <text:p>3.204950</text:p>
          </table:table-cell>
          <table:table-cell office:value-type="float" office:value="0.509784" calcext:value-type="float">
            <text:p>0,509784</text:p>
          </table:table-cell>
          <table:table-cell office:value-type="string" calcext:value-type="string">
            <text:p>0.160000</text:p>
          </table:table-cell>
          <table:table-cell office:value-type="float" office:value="0.439246" calcext:value-type="float">
            <text:p>0,439246</text:p>
          </table:table-cell>
        </table:table-row>
        <table:table-row table:style-name="ro1">
          <table:table-cell office:value-type="string" calcext:value-type="string">
            <text:p>3.304943</text:p>
          </table:table-cell>
          <table:table-cell office:value-type="float" office:value="-0.526731" calcext:value-type="float">
            <text:p>-0,526731</text:p>
          </table:table-cell>
          <table:table-cell office:value-type="string" calcext:value-type="string">
            <text:p>0.165000</text:p>
          </table:table-cell>
          <table:table-cell office:value-type="float" office:value="-0.07582" calcext:value-type="float">
            <text:p>-0,07582</text:p>
          </table:table-cell>
        </table:table-row>
        <table:table-row table:style-name="ro1">
          <table:table-cell office:value-type="string" calcext:value-type="string">
            <text:p>3.404936</text:p>
          </table:table-cell>
          <table:table-cell office:value-type="float" office:value="0.039883" calcext:value-type="float">
            <text:p>0,039883</text:p>
          </table:table-cell>
          <table:table-cell office:value-type="string" calcext:value-type="string">
            <text:p>0.170000</text:p>
          </table:table-cell>
          <table:table-cell office:value-type="float" office:value="0.314067" calcext:value-type="float">
            <text:p>0,314067</text:p>
          </table:table-cell>
        </table:table-row>
        <table:table-row table:style-name="ro1">
          <table:table-cell office:value-type="string" calcext:value-type="string">
            <text:p>3.504928</text:p>
          </table:table-cell>
          <table:table-cell office:value-type="float" office:value="0.415602" calcext:value-type="float">
            <text:p>0,415602</text:p>
          </table:table-cell>
          <table:table-cell office:value-type="string" calcext:value-type="string">
            <text:p>0.175000</text:p>
          </table:table-cell>
          <table:table-cell office:value-type="float" office:value="0.8823" calcext:value-type="float">
            <text:p>0,8823</text:p>
          </table:table-cell>
        </table:table-row>
        <table:table-row table:style-name="ro1">
          <table:table-cell office:value-type="string" calcext:value-type="string">
            <text:p>3.604921</text:p>
          </table:table-cell>
          <table:table-cell office:value-type="float" office:value="-0.276905" calcext:value-type="float">
            <text:p>-0,276905</text:p>
          </table:table-cell>
          <table:table-cell office:value-type="string" calcext:value-type="string">
            <text:p>0.180000</text:p>
          </table:table-cell>
          <table:table-cell office:value-type="float" office:value="0.061088" calcext:value-type="float">
            <text:p>0,061088</text:p>
          </table:table-cell>
        </table:table-row>
        <table:table-row table:style-name="ro1">
          <table:table-cell office:value-type="string" calcext:value-type="string">
            <text:p>3.704914</text:p>
          </table:table-cell>
          <table:table-cell office:value-type="float" office:value="0.22339" calcext:value-type="float">
            <text:p>0,22339</text:p>
          </table:table-cell>
          <table:table-cell office:value-type="string" calcext:value-type="string">
            <text:p>0.185000</text:p>
          </table:table-cell>
          <table:table-cell office:value-type="float" office:value="-0.648964" calcext:value-type="float">
            <text:p>-0,648964</text:p>
          </table:table-cell>
        </table:table-row>
        <table:table-row table:style-name="ro1">
          <table:table-cell office:value-type="string" calcext:value-type="string">
            <text:p>3.804907</text:p>
          </table:table-cell>
          <table:table-cell office:value-type="float" office:value="-0.660107" calcext:value-type="float">
            <text:p>-0,660107</text:p>
          </table:table-cell>
          <table:table-cell office:value-type="string" calcext:value-type="string">
            <text:p>0.190000</text:p>
          </table:table-cell>
          <table:table-cell office:value-type="float" office:value="-0.680261" calcext:value-type="float">
            <text:p>-0,680261</text:p>
          </table:table-cell>
        </table:table-row>
        <table:table-row table:style-name="ro1">
          <table:table-cell office:value-type="string" calcext:value-type="string">
            <text:p>3.904899</text:p>
          </table:table-cell>
          <table:table-cell office:value-type="float" office:value="-0.184361" calcext:value-type="float">
            <text:p>-0,184361</text:p>
          </table:table-cell>
          <table:table-cell office:value-type="string" calcext:value-type="string">
            <text:p>0.195000</text:p>
          </table:table-cell>
          <table:table-cell office:value-type="float" office:value="-0.023585" calcext:value-type="float">
            <text:p>-0,023585</text:p>
          </table:table-cell>
        </table:table-row>
        <table:table-row table:style-name="ro1">
          <table:table-cell office:value-type="string" calcext:value-type="string">
            <text:p>4.004892</text:p>
          </table:table-cell>
          <table:table-cell office:value-type="float" office:value="-1.15677" calcext:value-type="float">
            <text:p>-1,15677</text:p>
          </table:table-cell>
          <table:table-cell office:value-type="string" calcext:value-type="string">
            <text:p>0.200000</text:p>
          </table:table-cell>
          <table:table-cell office:value-type="float" office:value="0.695321" calcext:value-type="float">
            <text:p>0,695321</text:p>
          </table:table-cell>
        </table:table-row>
        <table:table-row table:style-name="ro1">
          <table:table-cell office:value-type="string" calcext:value-type="string">
            <text:p>4.104885</text:p>
          </table:table-cell>
          <table:table-cell office:value-type="float" office:value="1.426466" calcext:value-type="float">
            <text:p>1,426466</text:p>
          </table:table-cell>
          <table:table-cell office:value-type="string" calcext:value-type="string">
            <text:p>0.205000</text:p>
          </table:table-cell>
          <table:table-cell office:value-type="float" office:value="-0.66318" calcext:value-type="float">
            <text:p>-0,66318</text:p>
          </table:table-cell>
        </table:table-row>
        <table:table-row table:style-name="ro1">
          <table:table-cell office:value-type="string" calcext:value-type="string">
            <text:p>4.204878</text:p>
          </table:table-cell>
          <table:table-cell office:value-type="float" office:value="-0.401237" calcext:value-type="float">
            <text:p>-0,401237</text:p>
          </table:table-cell>
          <table:table-cell office:value-type="string" calcext:value-type="string">
            <text:p>0.210000</text:p>
          </table:table-cell>
          <table:table-cell office:value-type="float" office:value="-0.498581" calcext:value-type="float">
            <text:p>-0,498581</text:p>
          </table:table-cell>
        </table:table-row>
        <table:table-row table:style-name="ro1">
          <table:table-cell office:value-type="string" calcext:value-type="string">
            <text:p>4.304871</text:p>
          </table:table-cell>
          <table:table-cell office:value-type="float" office:value="-0.634446" calcext:value-type="float">
            <text:p>-0,634446</text:p>
          </table:table-cell>
          <table:table-cell office:value-type="string" calcext:value-type="string">
            <text:p>0.215000</text:p>
          </table:table-cell>
          <table:table-cell office:value-type="float" office:value="0.155674" calcext:value-type="float">
            <text:p>0,155674</text:p>
          </table:table-cell>
        </table:table-row>
        <table:table-row table:style-name="ro1">
          <table:table-cell office:value-type="string" calcext:value-type="string">
            <text:p>4.404863</text:p>
          </table:table-cell>
          <table:table-cell office:value-type="float" office:value="-0.234778" calcext:value-type="float">
            <text:p>-0,234778</text:p>
          </table:table-cell>
          <table:table-cell office:value-type="string" calcext:value-type="string">
            <text:p>0.220000</text:p>
          </table:table-cell>
          <table:table-cell office:value-type="float" office:value="-0.74518" calcext:value-type="float">
            <text:p>-0,74518</text:p>
          </table:table-cell>
        </table:table-row>
        <table:table-row table:style-name="ro1">
          <table:table-cell office:value-type="string" calcext:value-type="string">
            <text:p>4.504856</text:p>
          </table:table-cell>
          <table:table-cell office:value-type="float" office:value="0.091205" calcext:value-type="float">
            <text:p>0,091205</text:p>
          </table:table-cell>
          <table:table-cell office:value-type="string" calcext:value-type="string">
            <text:p>0.225000</text:p>
          </table:table-cell>
          <table:table-cell office:value-type="float" office:value="-0.187652" calcext:value-type="float">
            <text:p>-0,187652</text:p>
          </table:table-cell>
        </table:table-row>
        <table:table-row table:style-name="ro1">
          <table:table-cell office:value-type="string" calcext:value-type="string">
            <text:p>4.604849</text:p>
          </table:table-cell>
          <table:table-cell office:value-type="float" office:value="1.096455" calcext:value-type="float">
            <text:p>1,096455</text:p>
          </table:table-cell>
          <table:table-cell office:value-type="string" calcext:value-type="string">
            <text:p>0.230000</text:p>
          </table:table-cell>
          <table:table-cell office:value-type="float" office:value="0.078067" calcext:value-type="float">
            <text:p>0,078067</text:p>
          </table:table-cell>
        </table:table-row>
        <table:table-row table:style-name="ro1">
          <table:table-cell office:value-type="string" calcext:value-type="string">
            <text:p>4.704842</text:p>
          </table:table-cell>
          <table:table-cell office:value-type="float" office:value="0.314692" calcext:value-type="float">
            <text:p>0,314692</text:p>
          </table:table-cell>
          <table:table-cell office:value-type="string" calcext:value-type="string">
            <text:p>0.235000</text:p>
          </table:table-cell>
          <table:table-cell office:value-type="float" office:value="-0.301403" calcext:value-type="float">
            <text:p>-0,301403</text:p>
          </table:table-cell>
        </table:table-row>
        <table:table-row table:style-name="ro1">
          <table:table-cell office:value-type="string" calcext:value-type="string">
            <text:p>4.804834</text:p>
          </table:table-cell>
          <table:table-cell office:value-type="float" office:value="-0.530198" calcext:value-type="float">
            <text:p>-0,530198</text:p>
          </table:table-cell>
          <table:table-cell office:value-type="string" calcext:value-type="string">
            <text:p>0.240000</text:p>
          </table:table-cell>
          <table:table-cell office:value-type="float" office:value="-0.252709" calcext:value-type="float">
            <text:p>-0,252709</text:p>
          </table:table-cell>
        </table:table-row>
        <table:table-row table:style-name="ro1">
          <table:table-cell office:value-type="string" calcext:value-type="string">
            <text:p>4.904827</text:p>
          </table:table-cell>
          <table:table-cell office:value-type="float" office:value="0.161582" calcext:value-type="float">
            <text:p>0,161582</text:p>
          </table:table-cell>
          <table:table-cell office:value-type="string" calcext:value-type="string">
            <text:p>0.245000</text:p>
          </table:table-cell>
          <table:table-cell office:value-type="float" office:value="-0.537499" calcext:value-type="float">
            <text:p>-0,537499</text:p>
          </table:table-cell>
        </table:table-row>
        <table:table-row table:style-name="ro1">
          <table:table-cell office:value-type="string" calcext:value-type="string">
            <text:p>5.004820</text:p>
          </table:table-cell>
          <table:table-cell office:value-type="float" office:value="0.271817" calcext:value-type="float">
            <text:p>0,271817</text:p>
          </table:table-cell>
          <table:table-cell office:value-type="string" calcext:value-type="string">
            <text:p>0.250000</text:p>
          </table:table-cell>
          <table:table-cell office:value-type="float" office:value="-0.08178" calcext:value-type="float">
            <text:p>-0,08178</text:p>
          </table:table-cell>
        </table:table-row>
        <table:table-row table:style-name="ro1">
          <table:table-cell office:value-type="string" calcext:value-type="string">
            <text:p>5.104813</text:p>
          </table:table-cell>
          <table:table-cell office:value-type="float" office:value="-1.176592" calcext:value-type="float">
            <text:p>-1,176592</text:p>
          </table:table-cell>
          <table:table-cell office:value-type="string" calcext:value-type="string">
            <text:p>0.255000</text:p>
          </table:table-cell>
          <table:table-cell office:value-type="float" office:value="-0.688052" calcext:value-type="float">
            <text:p>-0,688052</text:p>
          </table:table-cell>
        </table:table-row>
        <table:table-row table:style-name="ro1">
          <table:table-cell office:value-type="string" calcext:value-type="string">
            <text:p>5.204805</text:p>
          </table:table-cell>
          <table:table-cell office:value-type="float" office:value="0.267386" calcext:value-type="float">
            <text:p>0,267386</text:p>
          </table:table-cell>
          <table:table-cell office:value-type="string" calcext:value-type="string">
            <text:p>0.260000</text:p>
          </table:table-cell>
          <table:table-cell office:value-type="float" office:value="0.194521" calcext:value-type="float">
            <text:p>0,194521</text:p>
          </table:table-cell>
        </table:table-row>
        <table:table-row table:style-name="ro1">
          <table:table-cell/>
          <table:table-cell table:formula="of:=STDEV([.B2:.B53])" office:value-type="float" office:value="0.66771971142437" calcext:value-type="float">
            <text:p>0,66771971142437</text:p>
          </table:table-cell>
          <table:table-cell office:value-type="string" calcext:value-type="string">
            <text:p>0.265000</text:p>
          </table:table-cell>
          <table:table-cell office:value-type="float" office:value="-0.268083" calcext:value-type="float">
            <text:p>-0,268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270000</text:p>
          </table:table-cell>
          <table:table-cell office:value-type="float" office:value="-0.407808" calcext:value-type="float">
            <text:p>-0,407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275000</text:p>
          </table:table-cell>
          <table:table-cell office:value-type="float" office:value="-0.50606" calcext:value-type="float">
            <text:p>-0,50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280000</text:p>
          </table:table-cell>
          <table:table-cell office:value-type="float" office:value="0.090042" calcext:value-type="float">
            <text:p>0,090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285000</text:p>
          </table:table-cell>
          <table:table-cell office:value-type="float" office:value="0.252229" calcext:value-type="float">
            <text:p>0,2522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290000</text:p>
          </table:table-cell>
          <table:table-cell office:value-type="float" office:value="-0.520411" calcext:value-type="float">
            <text:p>-0,52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295000</text:p>
          </table:table-cell>
          <table:table-cell office:value-type="float" office:value="-0.285134" calcext:value-type="float">
            <text:p>-0,285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00000</text:p>
          </table:table-cell>
          <table:table-cell office:value-type="float" office:value="-0.032009" calcext:value-type="float">
            <text:p>-0,03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05000</text:p>
          </table:table-cell>
          <table:table-cell office:value-type="float" office:value="-0.313447" calcext:value-type="float">
            <text:p>-0,313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10000</text:p>
          </table:table-cell>
          <table:table-cell office:value-type="float" office:value="0.599094" calcext:value-type="float">
            <text:p>0,599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14999</text:p>
          </table:table-cell>
          <table:table-cell office:value-type="float" office:value="-0.020813" calcext:value-type="float">
            <text:p>-0,020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19999</text:p>
          </table:table-cell>
          <table:table-cell office:value-type="float" office:value="0.530601" calcext:value-type="float">
            <text:p>0,530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24999</text:p>
          </table:table-cell>
          <table:table-cell office:value-type="float" office:value="0.519601" calcext:value-type="float">
            <text:p>0,519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29999</text:p>
          </table:table-cell>
          <table:table-cell office:value-type="float" office:value="0.594317" calcext:value-type="float">
            <text:p>0,594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34999</text:p>
          </table:table-cell>
          <table:table-cell office:value-type="float" office:value="-0.111327" calcext:value-type="float">
            <text:p>-0,111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39999</text:p>
          </table:table-cell>
          <table:table-cell office:value-type="float" office:value="-0.269197" calcext:value-type="float">
            <text:p>-0,2691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44999</text:p>
          </table:table-cell>
          <table:table-cell office:value-type="float" office:value="-0.042077" calcext:value-type="float">
            <text:p>-0,042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49999</text:p>
          </table:table-cell>
          <table:table-cell office:value-type="float" office:value="-0.621588" calcext:value-type="float">
            <text:p>-0,621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54999</text:p>
          </table:table-cell>
          <table:table-cell office:value-type="float" office:value="-0.199803" calcext:value-type="float">
            <text:p>-0,1998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59999</text:p>
          </table:table-cell>
          <table:table-cell office:value-type="float" office:value="0.125073" calcext:value-type="float">
            <text:p>0,125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64999</text:p>
          </table:table-cell>
          <table:table-cell office:value-type="float" office:value="0.502492" calcext:value-type="float">
            <text:p>0,502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69999</text:p>
          </table:table-cell>
          <table:table-cell office:value-type="float" office:value="1.156945" calcext:value-type="float">
            <text:p>1,156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74999</text:p>
          </table:table-cell>
          <table:table-cell office:value-type="float" office:value="0.259563" calcext:value-type="float">
            <text:p>0,259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79999</text:p>
          </table:table-cell>
          <table:table-cell office:value-type="float" office:value="-0.181714" calcext:value-type="float">
            <text:p>-0,181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84999</text:p>
          </table:table-cell>
          <table:table-cell office:value-type="float" office:value="-0.632048" calcext:value-type="float">
            <text:p>-0,632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89999</text:p>
          </table:table-cell>
          <table:table-cell office:value-type="float" office:value="0.28206" calcext:value-type="float">
            <text:p>0,28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94998</text:p>
          </table:table-cell>
          <table:table-cell office:value-type="float" office:value="0.170397" calcext:value-type="float">
            <text:p>0,17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99998</text:p>
          </table:table-cell>
          <table:table-cell office:value-type="float" office:value="-0.025067" calcext:value-type="float">
            <text:p>-0,025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04998</text:p>
          </table:table-cell>
          <table:table-cell office:value-type="float" office:value="-0.831983" calcext:value-type="float">
            <text:p>-0,831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09998</text:p>
          </table:table-cell>
          <table:table-cell office:value-type="float" office:value="0.23128" calcext:value-type="float">
            <text:p>0,23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14998</text:p>
          </table:table-cell>
          <table:table-cell office:value-type="float" office:value="-0.233153" calcext:value-type="float">
            <text:p>-0,233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19998</text:p>
          </table:table-cell>
          <table:table-cell office:value-type="float" office:value="0.4302" calcext:value-type="float">
            <text:p>0,4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24998</text:p>
          </table:table-cell>
          <table:table-cell office:value-type="float" office:value="0.087852" calcext:value-type="float">
            <text:p>0,087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29998</text:p>
          </table:table-cell>
          <table:table-cell office:value-type="float" office:value="-0.554867" calcext:value-type="float">
            <text:p>-0,5548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34998</text:p>
          </table:table-cell>
          <table:table-cell office:value-type="float" office:value="-0.336893" calcext:value-type="float">
            <text:p>-0,336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39998</text:p>
          </table:table-cell>
          <table:table-cell office:value-type="float" office:value="-0.228205" calcext:value-type="float">
            <text:p>-0,228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44998</text:p>
          </table:table-cell>
          <table:table-cell office:value-type="float" office:value="0.038858" calcext:value-type="float">
            <text:p>0,0388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49998</text:p>
          </table:table-cell>
          <table:table-cell office:value-type="float" office:value="-1.002565" calcext:value-type="float">
            <text:p>-1,0025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54998</text:p>
          </table:table-cell>
          <table:table-cell office:value-type="float" office:value="-1.229714" calcext:value-type="float">
            <text:p>-1,229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59998</text:p>
          </table:table-cell>
          <table:table-cell office:value-type="float" office:value="0.025346" calcext:value-type="float">
            <text:p>0,025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64998</text:p>
          </table:table-cell>
          <table:table-cell office:value-type="float" office:value="0.346585" calcext:value-type="float">
            <text:p>0,346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69997</text:p>
          </table:table-cell>
          <table:table-cell office:value-type="float" office:value="-0.575795" calcext:value-type="float">
            <text:p>-0,5757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74997</text:p>
          </table:table-cell>
          <table:table-cell office:value-type="float" office:value="-0.517463" calcext:value-type="float">
            <text:p>-0,517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79997</text:p>
          </table:table-cell>
          <table:table-cell office:value-type="float" office:value="0.876848" calcext:value-type="float">
            <text:p>0,876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84997</text:p>
          </table:table-cell>
          <table:table-cell office:value-type="float" office:value="0.182254" calcext:value-type="float">
            <text:p>0,18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89997</text:p>
          </table:table-cell>
          <table:table-cell office:value-type="float" office:value="-0.63081" calcext:value-type="float">
            <text:p>-0,63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94997</text:p>
          </table:table-cell>
          <table:table-cell office:value-type="float" office:value="-0.132127" calcext:value-type="float">
            <text:p>-0,132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99997</text:p>
          </table:table-cell>
          <table:table-cell office:value-type="float" office:value="-0.28403" calcext:value-type="float">
            <text:p>-0,28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04997</text:p>
          </table:table-cell>
          <table:table-cell office:value-type="float" office:value="0.315834" calcext:value-type="float">
            <text:p>0,3158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09997</text:p>
          </table:table-cell>
          <table:table-cell office:value-type="float" office:value="-0.391408" calcext:value-type="float">
            <text:p>-0,391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14997</text:p>
          </table:table-cell>
          <table:table-cell office:value-type="float" office:value="0.219189" calcext:value-type="float">
            <text:p>0,21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19997</text:p>
          </table:table-cell>
          <table:table-cell office:value-type="float" office:value="-0.101491" calcext:value-type="float">
            <text:p>-0,101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24997</text:p>
          </table:table-cell>
          <table:table-cell office:value-type="float" office:value="0.01309" calcext:value-type="float">
            <text:p>0,01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29997</text:p>
          </table:table-cell>
          <table:table-cell office:value-type="float" office:value="-0.632226" calcext:value-type="float">
            <text:p>-0,632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34997</text:p>
          </table:table-cell>
          <table:table-cell office:value-type="float" office:value="0.096451" calcext:value-type="float">
            <text:p>0,096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39997</text:p>
          </table:table-cell>
          <table:table-cell office:value-type="float" office:value="0.389306" calcext:value-type="float">
            <text:p>0,389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44997</text:p>
          </table:table-cell>
          <table:table-cell office:value-type="float" office:value="0.196551" calcext:value-type="float">
            <text:p>0,1965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49996</text:p>
          </table:table-cell>
          <table:table-cell office:value-type="float" office:value="-0.615295" calcext:value-type="float">
            <text:p>-0,615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54996</text:p>
          </table:table-cell>
          <table:table-cell office:value-type="float" office:value="0.056635" calcext:value-type="float">
            <text:p>0,056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59996</text:p>
          </table:table-cell>
          <table:table-cell office:value-type="float" office:value="-0.495275" calcext:value-type="float">
            <text:p>-0,495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64996</text:p>
          </table:table-cell>
          <table:table-cell office:value-type="float" office:value="0.388006" calcext:value-type="float">
            <text:p>0,388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69996</text:p>
          </table:table-cell>
          <table:table-cell office:value-type="float" office:value="-0.882861" calcext:value-type="float">
            <text:p>-0,8828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74996</text:p>
          </table:table-cell>
          <table:table-cell office:value-type="float" office:value="-0.053748" calcext:value-type="float">
            <text:p>-0,053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79996</text:p>
          </table:table-cell>
          <table:table-cell office:value-type="float" office:value="-0.083198" calcext:value-type="float">
            <text:p>-0,083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84996</text:p>
          </table:table-cell>
          <table:table-cell office:value-type="float" office:value="-0.066145" calcext:value-type="float">
            <text:p>-0,066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89996</text:p>
          </table:table-cell>
          <table:table-cell office:value-type="float" office:value="0.358103" calcext:value-type="float">
            <text:p>0,358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94996</text:p>
          </table:table-cell>
          <table:table-cell office:value-type="float" office:value="0.430471" calcext:value-type="float">
            <text:p>0,430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599996</text:p>
          </table:table-cell>
          <table:table-cell office:value-type="float" office:value="-0.976542" calcext:value-type="float">
            <text:p>-0,976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04996</text:p>
          </table:table-cell>
          <table:table-cell office:value-type="float" office:value="0.054894" calcext:value-type="float">
            <text:p>0,054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09996</text:p>
          </table:table-cell>
          <table:table-cell office:value-type="float" office:value="-0.305806" calcext:value-type="float">
            <text:p>-0,305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14996</text:p>
          </table:table-cell>
          <table:table-cell office:value-type="float" office:value="0.099928" calcext:value-type="float">
            <text:p>0,099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19996</text:p>
          </table:table-cell>
          <table:table-cell office:value-type="float" office:value="0.352984" calcext:value-type="float">
            <text:p>0,352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24996</text:p>
          </table:table-cell>
          <table:table-cell office:value-type="float" office:value="-0.266167" calcext:value-type="float">
            <text:p>-0,266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29995</text:p>
          </table:table-cell>
          <table:table-cell office:value-type="float" office:value="0.499003" calcext:value-type="float">
            <text:p>0,4990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34995</text:p>
          </table:table-cell>
          <table:table-cell office:value-type="float" office:value="0.086078" calcext:value-type="float">
            <text:p>0,086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39995</text:p>
          </table:table-cell>
          <table:table-cell office:value-type="float" office:value="-1.071089" calcext:value-type="float">
            <text:p>-1,071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44995</text:p>
          </table:table-cell>
          <table:table-cell office:value-type="float" office:value="-0.110856" calcext:value-type="float">
            <text:p>-0,1108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49995</text:p>
          </table:table-cell>
          <table:table-cell office:value-type="float" office:value="0.298123" calcext:value-type="float">
            <text:p>0,298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54995</text:p>
          </table:table-cell>
          <table:table-cell office:value-type="float" office:value="0.612452" calcext:value-type="float">
            <text:p>0,612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59995</text:p>
          </table:table-cell>
          <table:table-cell office:value-type="float" office:value="-0.091202" calcext:value-type="float">
            <text:p>-0,091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64995</text:p>
          </table:table-cell>
          <table:table-cell office:value-type="float" office:value="0.566739" calcext:value-type="float">
            <text:p>0,566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69995</text:p>
          </table:table-cell>
          <table:table-cell office:value-type="float" office:value="0.042507" calcext:value-type="float">
            <text:p>0,042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74995</text:p>
          </table:table-cell>
          <table:table-cell office:value-type="float" office:value="0.177943" calcext:value-type="float">
            <text:p>0,1779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79995</text:p>
          </table:table-cell>
          <table:table-cell office:value-type="float" office:value="-0.616472" calcext:value-type="float">
            <text:p>-0,616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84995</text:p>
          </table:table-cell>
          <table:table-cell office:value-type="float" office:value="0.044499" calcext:value-type="float">
            <text:p>0,044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89995</text:p>
          </table:table-cell>
          <table:table-cell office:value-type="float" office:value="0.013915" calcext:value-type="float">
            <text:p>0,013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94995</text:p>
          </table:table-cell>
          <table:table-cell office:value-type="float" office:value="0.578066" calcext:value-type="float">
            <text:p>0,578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99995</text:p>
          </table:table-cell>
          <table:table-cell office:value-type="float" office:value="0.577158" calcext:value-type="float">
            <text:p>0,5771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04994</text:p>
          </table:table-cell>
          <table:table-cell office:value-type="float" office:value="-0.224687" calcext:value-type="float">
            <text:p>-0,2246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09994</text:p>
          </table:table-cell>
          <table:table-cell office:value-type="float" office:value="0.629784" calcext:value-type="float">
            <text:p>0,629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14994</text:p>
          </table:table-cell>
          <table:table-cell office:value-type="float" office:value="-0.25223" calcext:value-type="float">
            <text:p>-0,25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19994</text:p>
          </table:table-cell>
          <table:table-cell office:value-type="float" office:value="-0.020778" calcext:value-type="float">
            <text:p>-0,020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24994</text:p>
          </table:table-cell>
          <table:table-cell office:value-type="float" office:value="0.748856" calcext:value-type="float">
            <text:p>0,7488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29994</text:p>
          </table:table-cell>
          <table:table-cell office:value-type="float" office:value="0.032731" calcext:value-type="float">
            <text:p>0,0327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34994</text:p>
          </table:table-cell>
          <table:table-cell office:value-type="float" office:value="0.613217" calcext:value-type="float">
            <text:p>0,613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39994</text:p>
          </table:table-cell>
          <table:table-cell office:value-type="float" office:value="-0.68828" calcext:value-type="float">
            <text:p>-0,68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44994</text:p>
          </table:table-cell>
          <table:table-cell office:value-type="float" office:value="0.61632" calcext:value-type="float">
            <text:p>0,61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49994</text:p>
          </table:table-cell>
          <table:table-cell office:value-type="float" office:value="-0.050317" calcext:value-type="float">
            <text:p>-0,05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54994</text:p>
          </table:table-cell>
          <table:table-cell office:value-type="float" office:value="-0.212214" calcext:value-type="float">
            <text:p>-0,212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59994</text:p>
          </table:table-cell>
          <table:table-cell office:value-type="float" office:value="0.238056" calcext:value-type="float">
            <text:p>0,238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64994</text:p>
          </table:table-cell>
          <table:table-cell office:value-type="float" office:value="0.402964" calcext:value-type="float">
            <text:p>0,402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69994</text:p>
          </table:table-cell>
          <table:table-cell office:value-type="float" office:value="-0.478143" calcext:value-type="float">
            <text:p>-0,478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74994</text:p>
          </table:table-cell>
          <table:table-cell office:value-type="float" office:value="0.72519" calcext:value-type="float">
            <text:p>0,72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79994</text:p>
          </table:table-cell>
          <table:table-cell office:value-type="float" office:value="-0.099824" calcext:value-type="float">
            <text:p>-0,099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84993</text:p>
          </table:table-cell>
          <table:table-cell office:value-type="float" office:value="-0.130249" calcext:value-type="float">
            <text:p>-0,130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89993</text:p>
          </table:table-cell>
          <table:table-cell office:value-type="float" office:value="0.537622" calcext:value-type="float">
            <text:p>0,537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94993</text:p>
          </table:table-cell>
          <table:table-cell office:value-type="float" office:value="-0.937672" calcext:value-type="float">
            <text:p>-0,937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99993</text:p>
          </table:table-cell>
          <table:table-cell office:value-type="float" office:value="-0.123043" calcext:value-type="float">
            <text:p>-0,123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04993</text:p>
          </table:table-cell>
          <table:table-cell office:value-type="float" office:value="0.14444" calcext:value-type="float">
            <text:p>0,1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09993</text:p>
          </table:table-cell>
          <table:table-cell office:value-type="float" office:value="-0.390444" calcext:value-type="float">
            <text:p>-0,390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14993</text:p>
          </table:table-cell>
          <table:table-cell office:value-type="float" office:value="-0.233496" calcext:value-type="float">
            <text:p>-0,233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19993</text:p>
          </table:table-cell>
          <table:table-cell office:value-type="float" office:value="-0.179968" calcext:value-type="float">
            <text:p>-0,179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24993</text:p>
          </table:table-cell>
          <table:table-cell office:value-type="float" office:value="0.446996" calcext:value-type="float">
            <text:p>0,446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29993</text:p>
          </table:table-cell>
          <table:table-cell office:value-type="float" office:value="0.056922" calcext:value-type="float">
            <text:p>0,05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34993</text:p>
          </table:table-cell>
          <table:table-cell office:value-type="float" office:value="0.301737" calcext:value-type="float">
            <text:p>0,3017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39993</text:p>
          </table:table-cell>
          <table:table-cell office:value-type="float" office:value="0.049344" calcext:value-type="float">
            <text:p>0,049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44993</text:p>
          </table:table-cell>
          <table:table-cell office:value-type="float" office:value="0.627129" calcext:value-type="float">
            <text:p>0,627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49993</text:p>
          </table:table-cell>
          <table:table-cell office:value-type="float" office:value="-0.088171" calcext:value-type="float">
            <text:p>-0,0881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54993</text:p>
          </table:table-cell>
          <table:table-cell office:value-type="float" office:value="-0.110981" calcext:value-type="float">
            <text:p>-0,110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59993</text:p>
          </table:table-cell>
          <table:table-cell office:value-type="float" office:value="-0.350179" calcext:value-type="float">
            <text:p>-0,350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64992</text:p>
          </table:table-cell>
          <table:table-cell office:value-type="float" office:value="-0.171457" calcext:value-type="float">
            <text:p>-0,171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69992</text:p>
          </table:table-cell>
          <table:table-cell office:value-type="float" office:value="-0.47441" calcext:value-type="float">
            <text:p>-0,47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74992</text:p>
          </table:table-cell>
          <table:table-cell office:value-type="float" office:value="0.108741" calcext:value-type="float">
            <text:p>0,1087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79992</text:p>
          </table:table-cell>
          <table:table-cell office:value-type="float" office:value="-0.095209" calcext:value-type="float">
            <text:p>-0,0952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84992</text:p>
          </table:table-cell>
          <table:table-cell office:value-type="float" office:value="-0.393971" calcext:value-type="float">
            <text:p>-0,39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89992</text:p>
          </table:table-cell>
          <table:table-cell office:value-type="float" office:value="-0.672418" calcext:value-type="float">
            <text:p>-0,672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94992</text:p>
          </table:table-cell>
          <table:table-cell office:value-type="float" office:value="-0.700771" calcext:value-type="float">
            <text:p>-0,700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899992</text:p>
          </table:table-cell>
          <table:table-cell office:value-type="float" office:value="0.472875" calcext:value-type="float">
            <text:p>0,472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04992</text:p>
          </table:table-cell>
          <table:table-cell office:value-type="float" office:value="-0.017219" calcext:value-type="float">
            <text:p>-0,0172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09992</text:p>
          </table:table-cell>
          <table:table-cell office:value-type="float" office:value="0.192617" calcext:value-type="float">
            <text:p>0,192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14992</text:p>
          </table:table-cell>
          <table:table-cell office:value-type="float" office:value="-0.32931" calcext:value-type="float">
            <text:p>-0,32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19992</text:p>
          </table:table-cell>
          <table:table-cell office:value-type="float" office:value="-0.371355" calcext:value-type="float">
            <text:p>-0,371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24992</text:p>
          </table:table-cell>
          <table:table-cell office:value-type="float" office:value="-0.259014" calcext:value-type="float">
            <text:p>-0,259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29992</text:p>
          </table:table-cell>
          <table:table-cell office:value-type="float" office:value="0.473108" calcext:value-type="float">
            <text:p>0,473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34992</text:p>
          </table:table-cell>
          <table:table-cell office:value-type="float" office:value="-0.445095" calcext:value-type="float">
            <text:p>-0,4450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39991</text:p>
          </table:table-cell>
          <table:table-cell office:value-type="float" office:value="0.302673" calcext:value-type="float">
            <text:p>0,302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44991</text:p>
          </table:table-cell>
          <table:table-cell office:value-type="float" office:value="-0.237306" calcext:value-type="float">
            <text:p>-0,237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49991</text:p>
          </table:table-cell>
          <table:table-cell office:value-type="float" office:value="1.253513" calcext:value-type="float">
            <text:p>1,2535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54991</text:p>
          </table:table-cell>
          <table:table-cell office:value-type="float" office:value="-0.660541" calcext:value-type="float">
            <text:p>-0,660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59991</text:p>
          </table:table-cell>
          <table:table-cell office:value-type="float" office:value="0.481038" calcext:value-type="float">
            <text:p>0,481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64991</text:p>
          </table:table-cell>
          <table:table-cell office:value-type="float" office:value="1.187445" calcext:value-type="float">
            <text:p>1,187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69991</text:p>
          </table:table-cell>
          <table:table-cell office:value-type="float" office:value="-0.732032" calcext:value-type="float">
            <text:p>-0,732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74991</text:p>
          </table:table-cell>
          <table:table-cell office:value-type="float" office:value="0.96336" calcext:value-type="float">
            <text:p>0,96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79991</text:p>
          </table:table-cell>
          <table:table-cell office:value-type="float" office:value="-0.684666" calcext:value-type="float">
            <text:p>-0,68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84991</text:p>
          </table:table-cell>
          <table:table-cell office:value-type="float" office:value="0.176143" calcext:value-type="float">
            <text:p>0,176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89991</text:p>
          </table:table-cell>
          <table:table-cell office:value-type="float" office:value="0.632386" calcext:value-type="float">
            <text:p>0,632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94991</text:p>
          </table:table-cell>
          <table:table-cell office:value-type="float" office:value="-0.610003" calcext:value-type="float">
            <text:p>-0,6100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99991</text:p>
          </table:table-cell>
          <table:table-cell office:value-type="float" office:value="0.243351" calcext:value-type="float">
            <text:p>0,243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04991</text:p>
          </table:table-cell>
          <table:table-cell office:value-type="float" office:value="0.146539" calcext:value-type="float">
            <text:p>0,146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09991</text:p>
          </table:table-cell>
          <table:table-cell office:value-type="float" office:value="-0.000657" calcext:value-type="float">
            <text:p>-0,000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14991</text:p>
          </table:table-cell>
          <table:table-cell office:value-type="float" office:value="0.928373" calcext:value-type="float">
            <text:p>0,928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19992</text:p>
          </table:table-cell>
          <table:table-cell office:value-type="float" office:value="0.598148" calcext:value-type="float">
            <text:p>0,59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24992</text:p>
          </table:table-cell>
          <table:table-cell office:value-type="float" office:value="-0.100746" calcext:value-type="float">
            <text:p>-0,100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29992</text:p>
          </table:table-cell>
          <table:table-cell office:value-type="float" office:value="-0.691752" calcext:value-type="float">
            <text:p>-0,6917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34992</text:p>
          </table:table-cell>
          <table:table-cell office:value-type="float" office:value="-0.000713" calcext:value-type="float">
            <text:p>-0,0007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39993</text:p>
          </table:table-cell>
          <table:table-cell office:value-type="float" office:value="-0.018628" calcext:value-type="float">
            <text:p>-0,018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44993</text:p>
          </table:table-cell>
          <table:table-cell office:value-type="float" office:value="-0.060985" calcext:value-type="float">
            <text:p>-0,0609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49993</text:p>
          </table:table-cell>
          <table:table-cell office:value-type="float" office:value="0.704123" calcext:value-type="float">
            <text:p>0,704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54993</text:p>
          </table:table-cell>
          <table:table-cell office:value-type="float" office:value="-0.081281" calcext:value-type="float">
            <text:p>-0,081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59994</text:p>
          </table:table-cell>
          <table:table-cell office:value-type="float" office:value="-0.162992" calcext:value-type="float">
            <text:p>-0,162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64994</text:p>
          </table:table-cell>
          <table:table-cell office:value-type="float" office:value="-0.064152" calcext:value-type="float">
            <text:p>-0,064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69994</text:p>
          </table:table-cell>
          <table:table-cell office:value-type="float" office:value="-0.292665" calcext:value-type="float">
            <text:p>-0,292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74994</text:p>
          </table:table-cell>
          <table:table-cell office:value-type="float" office:value="-0.172709" calcext:value-type="float">
            <text:p>-0,1727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79994</text:p>
          </table:table-cell>
          <table:table-cell office:value-type="float" office:value="0.558996" calcext:value-type="float">
            <text:p>0,558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84995</text:p>
          </table:table-cell>
          <table:table-cell office:value-type="float" office:value="0.119642" calcext:value-type="float">
            <text:p>0,119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89995</text:p>
          </table:table-cell>
          <table:table-cell office:value-type="float" office:value="-0.126384" calcext:value-type="float">
            <text:p>-0,12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94995</text:p>
          </table:table-cell>
          <table:table-cell office:value-type="float" office:value="-0.099348" calcext:value-type="float">
            <text:p>-0,099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099995</text:p>
          </table:table-cell>
          <table:table-cell office:value-type="float" office:value="0.462901" calcext:value-type="float">
            <text:p>0,462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04996</text:p>
          </table:table-cell>
          <table:table-cell office:value-type="float" office:value="-0.135484" calcext:value-type="float">
            <text:p>-0,13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09996</text:p>
          </table:table-cell>
          <table:table-cell office:value-type="float" office:value="0.513778" calcext:value-type="float">
            <text:p>0,51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14996</text:p>
          </table:table-cell>
          <table:table-cell office:value-type="float" office:value="-0.259024" calcext:value-type="float">
            <text:p>-0,259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19996</text:p>
          </table:table-cell>
          <table:table-cell office:value-type="float" office:value="-0.120211" calcext:value-type="float">
            <text:p>-0,120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24997</text:p>
          </table:table-cell>
          <table:table-cell office:value-type="float" office:value="-0.346365" calcext:value-type="float">
            <text:p>-0,346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29997</text:p>
          </table:table-cell>
          <table:table-cell office:value-type="float" office:value="-0.796805" calcext:value-type="float">
            <text:p>-0,7968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34997</text:p>
          </table:table-cell>
          <table:table-cell office:value-type="float" office:value="0.362703" calcext:value-type="float">
            <text:p>0,3627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39997</text:p>
          </table:table-cell>
          <table:table-cell office:value-type="float" office:value="0.16201" calcext:value-type="float">
            <text:p>0,16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44997</text:p>
          </table:table-cell>
          <table:table-cell office:value-type="float" office:value="-0.320447" calcext:value-type="float">
            <text:p>-0,320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49998</text:p>
          </table:table-cell>
          <table:table-cell office:value-type="float" office:value="1.032599" calcext:value-type="float">
            <text:p>1,0325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54998</text:p>
          </table:table-cell>
          <table:table-cell office:value-type="float" office:value="0.394691" calcext:value-type="float">
            <text:p>0,3946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59998</text:p>
          </table:table-cell>
          <table:table-cell office:value-type="float" office:value="0.002952" calcext:value-type="float">
            <text:p>0,002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64998</text:p>
          </table:table-cell>
          <table:table-cell office:value-type="float" office:value="-0.367753" calcext:value-type="float">
            <text:p>-0,367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69999</text:p>
          </table:table-cell>
          <table:table-cell office:value-type="float" office:value="-0.123126" calcext:value-type="float">
            <text:p>-0,123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74999</text:p>
          </table:table-cell>
          <table:table-cell office:value-type="float" office:value="0.46165" calcext:value-type="float">
            <text:p>0,46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79999</text:p>
          </table:table-cell>
          <table:table-cell office:value-type="float" office:value="0.264488" calcext:value-type="float">
            <text:p>0,26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84999</text:p>
          </table:table-cell>
          <table:table-cell office:value-type="float" office:value="-0.457655" calcext:value-type="float">
            <text:p>-0,4576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90000</text:p>
          </table:table-cell>
          <table:table-cell office:value-type="float" office:value="-0.42701" calcext:value-type="float">
            <text:p>-0,427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195000</text:p>
          </table:table-cell>
          <table:table-cell office:value-type="float" office:value="-0.027899" calcext:value-type="float">
            <text:p>-0,027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00000</text:p>
          </table:table-cell>
          <table:table-cell office:value-type="float" office:value="-0.157387" calcext:value-type="float">
            <text:p>-0,157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05000</text:p>
          </table:table-cell>
          <table:table-cell office:value-type="float" office:value="0.084145" calcext:value-type="float">
            <text:p>0,084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10001</text:p>
          </table:table-cell>
          <table:table-cell office:value-type="float" office:value="0.107896" calcext:value-type="float">
            <text:p>0,107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15001</text:p>
          </table:table-cell>
          <table:table-cell office:value-type="float" office:value="-0.186054" calcext:value-type="float">
            <text:p>-0,186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20001</text:p>
          </table:table-cell>
          <table:table-cell office:value-type="float" office:value="-0.812378" calcext:value-type="float">
            <text:p>-0,812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25001</text:p>
          </table:table-cell>
          <table:table-cell office:value-type="float" office:value="0.725774" calcext:value-type="float">
            <text:p>0,725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30001</text:p>
          </table:table-cell>
          <table:table-cell office:value-type="float" office:value="0.031099" calcext:value-type="float">
            <text:p>0,031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35002</text:p>
          </table:table-cell>
          <table:table-cell office:value-type="float" office:value="-0.451111" calcext:value-type="float">
            <text:p>-0,45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40002</text:p>
          </table:table-cell>
          <table:table-cell office:value-type="float" office:value="-0.523855" calcext:value-type="float">
            <text:p>-0,523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45002</text:p>
          </table:table-cell>
          <table:table-cell office:value-type="float" office:value="-0.230857" calcext:value-type="float">
            <text:p>-0,230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50002</text:p>
          </table:table-cell>
          <table:table-cell office:value-type="float" office:value="-1.013988" calcext:value-type="float">
            <text:p>-1,013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55003</text:p>
          </table:table-cell>
          <table:table-cell office:value-type="float" office:value="0.2674" calcext:value-type="float">
            <text:p>0,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60003</text:p>
          </table:table-cell>
          <table:table-cell office:value-type="float" office:value="0.928679" calcext:value-type="float">
            <text:p>0,928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65003</text:p>
          </table:table-cell>
          <table:table-cell office:value-type="float" office:value="-0.346132" calcext:value-type="float">
            <text:p>-0,346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70003</text:p>
          </table:table-cell>
          <table:table-cell office:value-type="float" office:value="-0.044365" calcext:value-type="float">
            <text:p>-0,044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75004</text:p>
          </table:table-cell>
          <table:table-cell office:value-type="float" office:value="0.51874" calcext:value-type="float">
            <text:p>0,51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80004</text:p>
          </table:table-cell>
          <table:table-cell office:value-type="float" office:value="0.451749" calcext:value-type="float">
            <text:p>0,451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85004</text:p>
          </table:table-cell>
          <table:table-cell office:value-type="float" office:value="0.295276" calcext:value-type="float">
            <text:p>0,295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90004</text:p>
          </table:table-cell>
          <table:table-cell office:value-type="float" office:value="-0.898118" calcext:value-type="float">
            <text:p>-0,89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95004</text:p>
          </table:table-cell>
          <table:table-cell office:value-type="float" office:value="0.107519" calcext:value-type="float">
            <text:p>0,107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00005</text:p>
          </table:table-cell>
          <table:table-cell office:value-type="float" office:value="0.235486" calcext:value-type="float">
            <text:p>0,235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05005</text:p>
          </table:table-cell>
          <table:table-cell office:value-type="float" office:value="0.05982" calcext:value-type="float">
            <text:p>0,05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10005</text:p>
          </table:table-cell>
          <table:table-cell office:value-type="float" office:value="-0.529729" calcext:value-type="float">
            <text:p>-0,529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15005</text:p>
          </table:table-cell>
          <table:table-cell office:value-type="float" office:value="0.052275" calcext:value-type="float">
            <text:p>0,052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20006</text:p>
          </table:table-cell>
          <table:table-cell office:value-type="float" office:value="-0.164201" calcext:value-type="float">
            <text:p>-0,164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25006</text:p>
          </table:table-cell>
          <table:table-cell office:value-type="float" office:value="0.3714" calcext:value-type="float">
            <text:p>0,3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30006</text:p>
          </table:table-cell>
          <table:table-cell office:value-type="float" office:value="0.020373" calcext:value-type="float">
            <text:p>0,02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35006</text:p>
          </table:table-cell>
          <table:table-cell office:value-type="float" office:value="-0.253775" calcext:value-type="float">
            <text:p>-0,2537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40007</text:p>
          </table:table-cell>
          <table:table-cell office:value-type="float" office:value="0.244194" calcext:value-type="float">
            <text:p>0,244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45007</text:p>
          </table:table-cell>
          <table:table-cell office:value-type="float" office:value="-0.419129" calcext:value-type="float">
            <text:p>-0,419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50007</text:p>
          </table:table-cell>
          <table:table-cell office:value-type="float" office:value="0.128223" calcext:value-type="float">
            <text:p>0,128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55007</text:p>
          </table:table-cell>
          <table:table-cell office:value-type="float" office:value="-0.728583" calcext:value-type="float">
            <text:p>-0,728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60008</text:p>
          </table:table-cell>
          <table:table-cell office:value-type="float" office:value="-0.230309" calcext:value-type="float">
            <text:p>-0,23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65008</text:p>
          </table:table-cell>
          <table:table-cell office:value-type="float" office:value="-0.160547" calcext:value-type="float">
            <text:p>-0,1605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70008</text:p>
          </table:table-cell>
          <table:table-cell office:value-type="float" office:value="-0.288196" calcext:value-type="float">
            <text:p>-0,288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75008</text:p>
          </table:table-cell>
          <table:table-cell office:value-type="float" office:value="1.212454" calcext:value-type="float">
            <text:p>1,212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80008</text:p>
          </table:table-cell>
          <table:table-cell office:value-type="float" office:value="-0.572284" calcext:value-type="float">
            <text:p>-0,57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85009</text:p>
          </table:table-cell>
          <table:table-cell office:value-type="float" office:value="0.21904" calcext:value-type="float">
            <text:p>0,21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90009</text:p>
          </table:table-cell>
          <table:table-cell office:value-type="float" office:value="-0.131546" calcext:value-type="float">
            <text:p>-0,131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395009</text:p>
          </table:table-cell>
          <table:table-cell office:value-type="float" office:value="0.184014" calcext:value-type="float">
            <text:p>0,184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00009</text:p>
          </table:table-cell>
          <table:table-cell office:value-type="float" office:value="-0.009496" calcext:value-type="float">
            <text:p>-0,009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05010</text:p>
          </table:table-cell>
          <table:table-cell office:value-type="float" office:value="1.170271" calcext:value-type="float">
            <text:p>1,1702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10010</text:p>
          </table:table-cell>
          <table:table-cell office:value-type="float" office:value="-0.150336" calcext:value-type="float">
            <text:p>-0,15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15010</text:p>
          </table:table-cell>
          <table:table-cell office:value-type="float" office:value="-0.366133" calcext:value-type="float">
            <text:p>-0,366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20010</text:p>
          </table:table-cell>
          <table:table-cell office:value-type="float" office:value="0.456712" calcext:value-type="float">
            <text:p>0,456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25011</text:p>
          </table:table-cell>
          <table:table-cell office:value-type="float" office:value="-0.367914" calcext:value-type="float">
            <text:p>-0,3679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30011</text:p>
          </table:table-cell>
          <table:table-cell office:value-type="float" office:value="0.895245" calcext:value-type="float">
            <text:p>0,895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35011</text:p>
          </table:table-cell>
          <table:table-cell office:value-type="float" office:value="-0.053252" calcext:value-type="float">
            <text:p>-0,05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40011</text:p>
          </table:table-cell>
          <table:table-cell office:value-type="float" office:value="-0.140042" calcext:value-type="float">
            <text:p>-0,140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45011</text:p>
          </table:table-cell>
          <table:table-cell office:value-type="float" office:value="0.494004" calcext:value-type="float">
            <text:p>0,494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50012</text:p>
          </table:table-cell>
          <table:table-cell office:value-type="float" office:value="-0.001146" calcext:value-type="float">
            <text:p>-0,001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55012</text:p>
          </table:table-cell>
          <table:table-cell office:value-type="float" office:value="-0.653404" calcext:value-type="float">
            <text:p>-0,653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60012</text:p>
          </table:table-cell>
          <table:table-cell office:value-type="float" office:value="-0.213117" calcext:value-type="float">
            <text:p>-0,213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65012</text:p>
          </table:table-cell>
          <table:table-cell office:value-type="float" office:value="0.22129" calcext:value-type="float">
            <text:p>0,22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70013</text:p>
          </table:table-cell>
          <table:table-cell office:value-type="float" office:value="0.209879" calcext:value-type="float">
            <text:p>0,2098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75013</text:p>
          </table:table-cell>
          <table:table-cell office:value-type="float" office:value="0.685272" calcext:value-type="float">
            <text:p>0,685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80013</text:p>
          </table:table-cell>
          <table:table-cell office:value-type="float" office:value="-0.849948" calcext:value-type="float">
            <text:p>-0,8499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85013</text:p>
          </table:table-cell>
          <table:table-cell office:value-type="float" office:value="-0.447252" calcext:value-type="float">
            <text:p>-0,447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90014</text:p>
          </table:table-cell>
          <table:table-cell office:value-type="float" office:value="0.440455" calcext:value-type="float">
            <text:p>0,44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495014</text:p>
          </table:table-cell>
          <table:table-cell office:value-type="float" office:value="0.573024" calcext:value-type="float">
            <text:p>0,573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00014</text:p>
          </table:table-cell>
          <table:table-cell office:value-type="float" office:value="0.154096" calcext:value-type="float">
            <text:p>0,15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05014</text:p>
          </table:table-cell>
          <table:table-cell office:value-type="float" office:value="0.068908" calcext:value-type="float">
            <text:p>0,0689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10015</text:p>
          </table:table-cell>
          <table:table-cell office:value-type="float" office:value="0.46638" calcext:value-type="float">
            <text:p>0,46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15015</text:p>
          </table:table-cell>
          <table:table-cell office:value-type="float" office:value="-0.048127" calcext:value-type="float">
            <text:p>-0,048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20015</text:p>
          </table:table-cell>
          <table:table-cell office:value-type="float" office:value="0.180503" calcext:value-type="float">
            <text:p>0,1805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25015</text:p>
          </table:table-cell>
          <table:table-cell office:value-type="float" office:value="0.51824" calcext:value-type="float">
            <text:p>0,51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30015</text:p>
          </table:table-cell>
          <table:table-cell office:value-type="float" office:value="0.20547" calcext:value-type="float">
            <text:p>0,205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35016</text:p>
          </table:table-cell>
          <table:table-cell office:value-type="float" office:value="-0.84934" calcext:value-type="float">
            <text:p>-0,849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40016</text:p>
          </table:table-cell>
          <table:table-cell office:value-type="float" office:value="0.010331" calcext:value-type="float">
            <text:p>0,01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45016</text:p>
          </table:table-cell>
          <table:table-cell office:value-type="float" office:value="-0.189761" calcext:value-type="float">
            <text:p>-0,189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50016</text:p>
          </table:table-cell>
          <table:table-cell office:value-type="float" office:value="0.36506" calcext:value-type="float">
            <text:p>0,36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55017</text:p>
          </table:table-cell>
          <table:table-cell office:value-type="float" office:value="0.193537" calcext:value-type="float">
            <text:p>0,193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60017</text:p>
          </table:table-cell>
          <table:table-cell office:value-type="float" office:value="0.531313" calcext:value-type="float">
            <text:p>0,531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65017</text:p>
          </table:table-cell>
          <table:table-cell office:value-type="float" office:value="0.653832" calcext:value-type="float">
            <text:p>0,653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70017</text:p>
          </table:table-cell>
          <table:table-cell office:value-type="float" office:value="0.387766" calcext:value-type="float">
            <text:p>0,387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75018</text:p>
          </table:table-cell>
          <table:table-cell office:value-type="float" office:value="-0.895613" calcext:value-type="float">
            <text:p>-0,895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80018</text:p>
          </table:table-cell>
          <table:table-cell office:value-type="float" office:value="-0.189684" calcext:value-type="float">
            <text:p>-0,189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85018</text:p>
          </table:table-cell>
          <table:table-cell office:value-type="float" office:value="-0.639772" calcext:value-type="float">
            <text:p>-0,639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90018</text:p>
          </table:table-cell>
          <table:table-cell office:value-type="float" office:value="-0.044317" calcext:value-type="float">
            <text:p>-0,044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95019</text:p>
          </table:table-cell>
          <table:table-cell office:value-type="float" office:value="-0.153896" calcext:value-type="float">
            <text:p>-0,153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00019</text:p>
          </table:table-cell>
          <table:table-cell office:value-type="float" office:value="-0.762021" calcext:value-type="float">
            <text:p>-0,7620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05019</text:p>
          </table:table-cell>
          <table:table-cell office:value-type="float" office:value="0.024704" calcext:value-type="float">
            <text:p>0,024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10019</text:p>
          </table:table-cell>
          <table:table-cell office:value-type="float" office:value="0.025911" calcext:value-type="float">
            <text:p>0,025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15019</text:p>
          </table:table-cell>
          <table:table-cell office:value-type="float" office:value="0.121113" calcext:value-type="float">
            <text:p>0,121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20020</text:p>
          </table:table-cell>
          <table:table-cell office:value-type="float" office:value="-1.076671" calcext:value-type="float">
            <text:p>-1,0766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25020</text:p>
          </table:table-cell>
          <table:table-cell office:value-type="float" office:value="-0.129787" calcext:value-type="float">
            <text:p>-0,129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30020</text:p>
          </table:table-cell>
          <table:table-cell office:value-type="float" office:value="-0.443141" calcext:value-type="float">
            <text:p>-0,443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35020</text:p>
          </table:table-cell>
          <table:table-cell office:value-type="float" office:value="0.641585" calcext:value-type="float">
            <text:p>0,641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40021</text:p>
          </table:table-cell>
          <table:table-cell office:value-type="float" office:value="0.453537" calcext:value-type="float">
            <text:p>0,453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45021</text:p>
          </table:table-cell>
          <table:table-cell office:value-type="float" office:value="-0.240587" calcext:value-type="float">
            <text:p>-0,240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50021</text:p>
          </table:table-cell>
          <table:table-cell office:value-type="float" office:value="-0.558663" calcext:value-type="float">
            <text:p>-0,5586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55021</text:p>
          </table:table-cell>
          <table:table-cell office:value-type="float" office:value="-0.197102" calcext:value-type="float">
            <text:p>-0,197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60022</text:p>
          </table:table-cell>
          <table:table-cell office:value-type="float" office:value="0.201779" calcext:value-type="float">
            <text:p>0,201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65022</text:p>
          </table:table-cell>
          <table:table-cell office:value-type="float" office:value="0.444041" calcext:value-type="float">
            <text:p>0,444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70022</text:p>
          </table:table-cell>
          <table:table-cell office:value-type="float" office:value="0.72784" calcext:value-type="float">
            <text:p>0,72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75022</text:p>
          </table:table-cell>
          <table:table-cell office:value-type="float" office:value="0.666053" calcext:value-type="float">
            <text:p>0,666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80022</text:p>
          </table:table-cell>
          <table:table-cell office:value-type="float" office:value="0.717033" calcext:value-type="float">
            <text:p>0,717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85023</text:p>
          </table:table-cell>
          <table:table-cell office:value-type="float" office:value="0.498938" calcext:value-type="float">
            <text:p>0,498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90023</text:p>
          </table:table-cell>
          <table:table-cell office:value-type="float" office:value="0.657458" calcext:value-type="float">
            <text:p>0,657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695023</text:p>
          </table:table-cell>
          <table:table-cell office:value-type="float" office:value="-0.001877" calcext:value-type="float">
            <text:p>-0,0018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00023</text:p>
          </table:table-cell>
          <table:table-cell office:value-type="float" office:value="0.057703" calcext:value-type="float">
            <text:p>0,0577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05024</text:p>
          </table:table-cell>
          <table:table-cell office:value-type="float" office:value="-0.671982" calcext:value-type="float">
            <text:p>-0,671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10024</text:p>
          </table:table-cell>
          <table:table-cell office:value-type="float" office:value="0.211456" calcext:value-type="float">
            <text:p>0,211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15024</text:p>
          </table:table-cell>
          <table:table-cell office:value-type="float" office:value="-0.115405" calcext:value-type="float">
            <text:p>-0,115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20024</text:p>
          </table:table-cell>
          <table:table-cell office:value-type="float" office:value="-0.836499" calcext:value-type="float">
            <text:p>-0,836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25025</text:p>
          </table:table-cell>
          <table:table-cell office:value-type="float" office:value="-0.139149" calcext:value-type="float">
            <text:p>-0,139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30025</text:p>
          </table:table-cell>
          <table:table-cell office:value-type="float" office:value="-0.741563" calcext:value-type="float">
            <text:p>-0,741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35025</text:p>
          </table:table-cell>
          <table:table-cell office:value-type="float" office:value="0.055647" calcext:value-type="float">
            <text:p>0,0556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40025</text:p>
          </table:table-cell>
          <table:table-cell office:value-type="float" office:value="-0.037804" calcext:value-type="float">
            <text:p>-0,0378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45026</text:p>
          </table:table-cell>
          <table:table-cell office:value-type="float" office:value="0.339779" calcext:value-type="float">
            <text:p>0,339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50026</text:p>
          </table:table-cell>
          <table:table-cell office:value-type="float" office:value="0.107195" calcext:value-type="float">
            <text:p>0,107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55026</text:p>
          </table:table-cell>
          <table:table-cell office:value-type="float" office:value="-0.37055" calcext:value-type="float">
            <text:p>-0,37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60026</text:p>
          </table:table-cell>
          <table:table-cell office:value-type="float" office:value="0.187674" calcext:value-type="float">
            <text:p>0,187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65026</text:p>
          </table:table-cell>
          <table:table-cell office:value-type="float" office:value="-0.047452" calcext:value-type="float">
            <text:p>-0,047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70027</text:p>
          </table:table-cell>
          <table:table-cell office:value-type="float" office:value="0.253229" calcext:value-type="float">
            <text:p>0,2532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75027</text:p>
          </table:table-cell>
          <table:table-cell office:value-type="float" office:value="-0.682325" calcext:value-type="float">
            <text:p>-0,682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80027</text:p>
          </table:table-cell>
          <table:table-cell office:value-type="float" office:value="0.026151" calcext:value-type="float">
            <text:p>0,026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85027</text:p>
          </table:table-cell>
          <table:table-cell office:value-type="float" office:value="0.178441" calcext:value-type="float">
            <text:p>0,178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90028</text:p>
          </table:table-cell>
          <table:table-cell office:value-type="float" office:value="0.273949" calcext:value-type="float">
            <text:p>0,2739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795028</text:p>
          </table:table-cell>
          <table:table-cell office:value-type="float" office:value="-0.203846" calcext:value-type="float">
            <text:p>-0,203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00028</text:p>
          </table:table-cell>
          <table:table-cell office:value-type="float" office:value="0.46176" calcext:value-type="float">
            <text:p>0,46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05028</text:p>
          </table:table-cell>
          <table:table-cell office:value-type="float" office:value="-0.555897" calcext:value-type="float">
            <text:p>-0,5558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10029</text:p>
          </table:table-cell>
          <table:table-cell office:value-type="float" office:value="0.039537" calcext:value-type="float">
            <text:p>0,039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15029</text:p>
          </table:table-cell>
          <table:table-cell office:value-type="float" office:value="0.341658" calcext:value-type="float">
            <text:p>0,341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20029</text:p>
          </table:table-cell>
          <table:table-cell office:value-type="float" office:value="0.541451" calcext:value-type="float">
            <text:p>0,541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25029</text:p>
          </table:table-cell>
          <table:table-cell office:value-type="float" office:value="-0.377551" calcext:value-type="float">
            <text:p>-0,3775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30029</text:p>
          </table:table-cell>
          <table:table-cell office:value-type="float" office:value="0.098201" calcext:value-type="float">
            <text:p>0,098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35030</text:p>
          </table:table-cell>
          <table:table-cell office:value-type="float" office:value="-0.375282" calcext:value-type="float">
            <text:p>-0,375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40030</text:p>
          </table:table-cell>
          <table:table-cell office:value-type="float" office:value="-0.554043" calcext:value-type="float">
            <text:p>-0,554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45030</text:p>
          </table:table-cell>
          <table:table-cell office:value-type="float" office:value="0.494103" calcext:value-type="float">
            <text:p>0,494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50030</text:p>
          </table:table-cell>
          <table:table-cell office:value-type="float" office:value="0.302283" calcext:value-type="float">
            <text:p>0,3022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55031</text:p>
          </table:table-cell>
          <table:table-cell office:value-type="float" office:value="-0.190401" calcext:value-type="float">
            <text:p>-0,190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60031</text:p>
          </table:table-cell>
          <table:table-cell office:value-type="float" office:value="-0.772884" calcext:value-type="float">
            <text:p>-0,77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65031</text:p>
          </table:table-cell>
          <table:table-cell office:value-type="float" office:value="-0.271721" calcext:value-type="float">
            <text:p>-0,271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70031</text:p>
          </table:table-cell>
          <table:table-cell office:value-type="float" office:value="0.542528" calcext:value-type="float">
            <text:p>0,542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75032</text:p>
          </table:table-cell>
          <table:table-cell office:value-type="float" office:value="0.368288" calcext:value-type="float">
            <text:p>0,3682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80032</text:p>
          </table:table-cell>
          <table:table-cell office:value-type="float" office:value="0.083215" calcext:value-type="float">
            <text:p>0,0832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85032</text:p>
          </table:table-cell>
          <table:table-cell office:value-type="float" office:value="-0.216612" calcext:value-type="float">
            <text:p>-0,216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90032</text:p>
          </table:table-cell>
          <table:table-cell office:value-type="float" office:value="-0.828489" calcext:value-type="float">
            <text:p>-0,8284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895033</text:p>
          </table:table-cell>
          <table:table-cell office:value-type="float" office:value="0.084306" calcext:value-type="float">
            <text:p>0,084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00033</text:p>
          </table:table-cell>
          <table:table-cell office:value-type="float" office:value="-0.162844" calcext:value-type="float">
            <text:p>-0,162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05033</text:p>
          </table:table-cell>
          <table:table-cell office:value-type="float" office:value="-1.193094" calcext:value-type="float">
            <text:p>-1,193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10033</text:p>
          </table:table-cell>
          <table:table-cell office:value-type="float" office:value="0.397749" calcext:value-type="float">
            <text:p>0,397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15033</text:p>
          </table:table-cell>
          <table:table-cell office:value-type="float" office:value="0.082678" calcext:value-type="float">
            <text:p>0,082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20034</text:p>
          </table:table-cell>
          <table:table-cell office:value-type="float" office:value="-0.606933" calcext:value-type="float">
            <text:p>-0,6069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25034</text:p>
          </table:table-cell>
          <table:table-cell office:value-type="float" office:value="0.094928" calcext:value-type="float">
            <text:p>0,094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30034</text:p>
          </table:table-cell>
          <table:table-cell office:value-type="float" office:value="0.617245" calcext:value-type="float">
            <text:p>0,617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35034</text:p>
          </table:table-cell>
          <table:table-cell office:value-type="float" office:value="-0.06843" calcext:value-type="float">
            <text:p>-0,068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40035</text:p>
          </table:table-cell>
          <table:table-cell office:value-type="float" office:value="0.206312" calcext:value-type="float">
            <text:p>0,206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45035</text:p>
          </table:table-cell>
          <table:table-cell office:value-type="float" office:value="-0.047337" calcext:value-type="float">
            <text:p>-0,047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50035</text:p>
          </table:table-cell>
          <table:table-cell office:value-type="float" office:value="0.42282" calcext:value-type="float">
            <text:p>0,42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55035</text:p>
          </table:table-cell>
          <table:table-cell office:value-type="float" office:value="-0.087757" calcext:value-type="float">
            <text:p>-0,0877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60036</text:p>
          </table:table-cell>
          <table:table-cell office:value-type="float" office:value="-0.41029" calcext:value-type="float">
            <text:p>-0,410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65036</text:p>
          </table:table-cell>
          <table:table-cell office:value-type="float" office:value="-0.593865" calcext:value-type="float">
            <text:p>-0,5938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70036</text:p>
          </table:table-cell>
          <table:table-cell office:value-type="float" office:value="0.53183" calcext:value-type="float">
            <text:p>0,531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75036</text:p>
          </table:table-cell>
          <table:table-cell office:value-type="float" office:value="-0.408171" calcext:value-type="float">
            <text:p>-0,4081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80036</text:p>
          </table:table-cell>
          <table:table-cell office:value-type="float" office:value="-0.227869" calcext:value-type="float">
            <text:p>-0,2278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85037</text:p>
          </table:table-cell>
          <table:table-cell office:value-type="float" office:value="0.385182" calcext:value-type="float">
            <text:p>0,385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90037</text:p>
          </table:table-cell>
          <table:table-cell office:value-type="float" office:value="-0.331068" calcext:value-type="float">
            <text:p>-0,331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95037</text:p>
          </table:table-cell>
          <table:table-cell office:value-type="float" office:value="0.391755" calcext:value-type="float">
            <text:p>0,391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00037</text:p>
          </table:table-cell>
          <table:table-cell office:value-type="float" office:value="0.174196" calcext:value-type="float">
            <text:p>0,174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05037</text:p>
          </table:table-cell>
          <table:table-cell office:value-type="float" office:value="-0.433958" calcext:value-type="float">
            <text:p>-0,4339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10037</text:p>
          </table:table-cell>
          <table:table-cell office:value-type="float" office:value="0.332486" calcext:value-type="float">
            <text:p>0,332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15036</text:p>
          </table:table-cell>
          <table:table-cell office:value-type="float" office:value="0.179823" calcext:value-type="float">
            <text:p>0,1798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20036</text:p>
          </table:table-cell>
          <table:table-cell office:value-type="float" office:value="0.190617" calcext:value-type="float">
            <text:p>0,190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25036</text:p>
          </table:table-cell>
          <table:table-cell office:value-type="float" office:value="0.189048" calcext:value-type="float">
            <text:p>0,189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30035</text:p>
          </table:table-cell>
          <table:table-cell office:value-type="float" office:value="-0.39554" calcext:value-type="float">
            <text:p>-0,39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35035</text:p>
          </table:table-cell>
          <table:table-cell office:value-type="float" office:value="0.581661" calcext:value-type="float">
            <text:p>0,5816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40035</text:p>
          </table:table-cell>
          <table:table-cell office:value-type="float" office:value="0.35249" calcext:value-type="float">
            <text:p>0,35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45034</text:p>
          </table:table-cell>
          <table:table-cell office:value-type="float" office:value="-0.494049" calcext:value-type="float">
            <text:p>-0,494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50034</text:p>
          </table:table-cell>
          <table:table-cell office:value-type="float" office:value="0.056841" calcext:value-type="float">
            <text:p>0,056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55033</text:p>
          </table:table-cell>
          <table:table-cell office:value-type="float" office:value="0.825115" calcext:value-type="float">
            <text:p>0,825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60033</text:p>
          </table:table-cell>
          <table:table-cell office:value-type="float" office:value="-0.212528" calcext:value-type="float">
            <text:p>-0,212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65033</text:p>
          </table:table-cell>
          <table:table-cell office:value-type="float" office:value="-0.330735" calcext:value-type="float">
            <text:p>-0,330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70032</text:p>
          </table:table-cell>
          <table:table-cell office:value-type="float" office:value="-0.006838" calcext:value-type="float">
            <text:p>-0,006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75032</text:p>
          </table:table-cell>
          <table:table-cell office:value-type="float" office:value="-0.260226" calcext:value-type="float">
            <text:p>-0,260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80032</text:p>
          </table:table-cell>
          <table:table-cell office:value-type="float" office:value="-0.389735" calcext:value-type="float">
            <text:p>-0,389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85031</text:p>
          </table:table-cell>
          <table:table-cell office:value-type="float" office:value="0.598387" calcext:value-type="float">
            <text:p>0,598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90031</text:p>
          </table:table-cell>
          <table:table-cell office:value-type="float" office:value="0.103857" calcext:value-type="float">
            <text:p>0,103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095031</text:p>
          </table:table-cell>
          <table:table-cell office:value-type="float" office:value="-0.544163" calcext:value-type="float">
            <text:p>-0,5441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00030</text:p>
          </table:table-cell>
          <table:table-cell office:value-type="float" office:value="0.323965" calcext:value-type="float">
            <text:p>0,323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05030</text:p>
          </table:table-cell>
          <table:table-cell office:value-type="float" office:value="-0.137696" calcext:value-type="float">
            <text:p>-0,137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10029</text:p>
          </table:table-cell>
          <table:table-cell office:value-type="float" office:value="0.919401" calcext:value-type="float">
            <text:p>0,919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15029</text:p>
          </table:table-cell>
          <table:table-cell office:value-type="float" office:value="-0.684837" calcext:value-type="float">
            <text:p>-0,6848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20029</text:p>
          </table:table-cell>
          <table:table-cell office:value-type="float" office:value="-0.271702" calcext:value-type="float">
            <text:p>-0,271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25028</text:p>
          </table:table-cell>
          <table:table-cell office:value-type="float" office:value="0.016472" calcext:value-type="float">
            <text:p>0,016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30028</text:p>
          </table:table-cell>
          <table:table-cell office:value-type="float" office:value="0.764261" calcext:value-type="float">
            <text:p>0,764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35028</text:p>
          </table:table-cell>
          <table:table-cell office:value-type="float" office:value="-0.315409" calcext:value-type="float">
            <text:p>-0,315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40027</text:p>
          </table:table-cell>
          <table:table-cell office:value-type="float" office:value="-1.86665" calcext:value-type="float">
            <text:p>-1,86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45027</text:p>
          </table:table-cell>
          <table:table-cell office:value-type="float" office:value="0.33135" calcext:value-type="float">
            <text:p>0,33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50027</text:p>
          </table:table-cell>
          <table:table-cell office:value-type="float" office:value="-0.221241" calcext:value-type="float">
            <text:p>-0,221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55026</text:p>
          </table:table-cell>
          <table:table-cell office:value-type="float" office:value="0.165717" calcext:value-type="float">
            <text:p>0,165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60026</text:p>
          </table:table-cell>
          <table:table-cell office:value-type="float" office:value="0.509965" calcext:value-type="float">
            <text:p>0,509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65025</text:p>
          </table:table-cell>
          <table:table-cell office:value-type="float" office:value="-0.295735" calcext:value-type="float">
            <text:p>-0,295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70025</text:p>
          </table:table-cell>
          <table:table-cell office:value-type="float" office:value="-0.690799" calcext:value-type="float">
            <text:p>-0,690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75025</text:p>
          </table:table-cell>
          <table:table-cell office:value-type="float" office:value="-0.430535" calcext:value-type="float">
            <text:p>-0,4305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80024</text:p>
          </table:table-cell>
          <table:table-cell office:value-type="float" office:value="0.181883" calcext:value-type="float">
            <text:p>0,181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85024</text:p>
          </table:table-cell>
          <table:table-cell office:value-type="float" office:value="0.462177" calcext:value-type="float">
            <text:p>0,4621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90024</text:p>
          </table:table-cell>
          <table:table-cell office:value-type="float" office:value="-0.069145" calcext:value-type="float">
            <text:p>-0,069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195023</text:p>
          </table:table-cell>
          <table:table-cell office:value-type="float" office:value="0.299838" calcext:value-type="float">
            <text:p>0,299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00023</text:p>
          </table:table-cell>
          <table:table-cell office:value-type="float" office:value="-0.54491" calcext:value-type="float">
            <text:p>-0,54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05023</text:p>
          </table:table-cell>
          <table:table-cell office:value-type="float" office:value="0.068616" calcext:value-type="float">
            <text:p>0,068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10022</text:p>
          </table:table-cell>
          <table:table-cell office:value-type="float" office:value="0.707794" calcext:value-type="float">
            <text:p>0,707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15022</text:p>
          </table:table-cell>
          <table:table-cell office:value-type="float" office:value="1.247777" calcext:value-type="float">
            <text:p>1,247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20021</text:p>
          </table:table-cell>
          <table:table-cell office:value-type="float" office:value="-0.287529" calcext:value-type="float">
            <text:p>-0,287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25021</text:p>
          </table:table-cell>
          <table:table-cell office:value-type="float" office:value="-0.602712" calcext:value-type="float">
            <text:p>-0,602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30021</text:p>
          </table:table-cell>
          <table:table-cell office:value-type="float" office:value="0.371807" calcext:value-type="float">
            <text:p>0,3718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35020</text:p>
          </table:table-cell>
          <table:table-cell office:value-type="float" office:value="-0.019543" calcext:value-type="float">
            <text:p>-0,019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40020</text:p>
          </table:table-cell>
          <table:table-cell office:value-type="float" office:value="-0.023461" calcext:value-type="float">
            <text:p>-0,023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45020</text:p>
          </table:table-cell>
          <table:table-cell office:value-type="float" office:value="-0.562198" calcext:value-type="float">
            <text:p>-0,562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50019</text:p>
          </table:table-cell>
          <table:table-cell office:value-type="float" office:value="-0.704873" calcext:value-type="float">
            <text:p>-0,7048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55019</text:p>
          </table:table-cell>
          <table:table-cell office:value-type="float" office:value="-0.955322" calcext:value-type="float">
            <text:p>-0,955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60019</text:p>
          </table:table-cell>
          <table:table-cell office:value-type="float" office:value="-1.357576" calcext:value-type="float">
            <text:p>-1,357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65018</text:p>
          </table:table-cell>
          <table:table-cell office:value-type="float" office:value="-0.199588" calcext:value-type="float">
            <text:p>-0,199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70018</text:p>
          </table:table-cell>
          <table:table-cell office:value-type="float" office:value="0.176763" calcext:value-type="float">
            <text:p>0,176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75017</text:p>
          </table:table-cell>
          <table:table-cell office:value-type="float" office:value="0.303075" calcext:value-type="float">
            <text:p>0,303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80017</text:p>
          </table:table-cell>
          <table:table-cell office:value-type="float" office:value="0.739507" calcext:value-type="float">
            <text:p>0,739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85017</text:p>
          </table:table-cell>
          <table:table-cell office:value-type="float" office:value="-0.247746" calcext:value-type="float">
            <text:p>-0,247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90016</text:p>
          </table:table-cell>
          <table:table-cell office:value-type="float" office:value="0.04376" calcext:value-type="float">
            <text:p>0,04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95016</text:p>
          </table:table-cell>
          <table:table-cell office:value-type="float" office:value="-0.728518" calcext:value-type="float">
            <text:p>-0,728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00016</text:p>
          </table:table-cell>
          <table:table-cell office:value-type="float" office:value="0.900239" calcext:value-type="float">
            <text:p>0,9002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05015</text:p>
          </table:table-cell>
          <table:table-cell office:value-type="float" office:value="0.051517" calcext:value-type="float">
            <text:p>0,051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10015</text:p>
          </table:table-cell>
          <table:table-cell office:value-type="float" office:value="0.779375" calcext:value-type="float">
            <text:p>0,77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15015</text:p>
          </table:table-cell>
          <table:table-cell office:value-type="float" office:value="0.354686" calcext:value-type="float">
            <text:p>0,354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20014</text:p>
          </table:table-cell>
          <table:table-cell office:value-type="float" office:value="0.988186" calcext:value-type="float">
            <text:p>0,988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25014</text:p>
          </table:table-cell>
          <table:table-cell office:value-type="float" office:value="0.171695" calcext:value-type="float">
            <text:p>0,1716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30014</text:p>
          </table:table-cell>
          <table:table-cell office:value-type="float" office:value="-0.085895" calcext:value-type="float">
            <text:p>-0,0858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35013</text:p>
          </table:table-cell>
          <table:table-cell office:value-type="float" office:value="-0.164406" calcext:value-type="float">
            <text:p>-0,164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40013</text:p>
          </table:table-cell>
          <table:table-cell office:value-type="float" office:value="-0.507321" calcext:value-type="float">
            <text:p>-0,507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45012</text:p>
          </table:table-cell>
          <table:table-cell office:value-type="float" office:value="0.11662" calcext:value-type="float">
            <text:p>0,11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50012</text:p>
          </table:table-cell>
          <table:table-cell office:value-type="float" office:value="0.696974" calcext:value-type="float">
            <text:p>0,696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55012</text:p>
          </table:table-cell>
          <table:table-cell office:value-type="float" office:value="-0.419908" calcext:value-type="float">
            <text:p>-0,4199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60011</text:p>
          </table:table-cell>
          <table:table-cell office:value-type="float" office:value="0.265517" calcext:value-type="float">
            <text:p>0,265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65011</text:p>
          </table:table-cell>
          <table:table-cell office:value-type="float" office:value="-0.787194" calcext:value-type="float">
            <text:p>-0,787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70011</text:p>
          </table:table-cell>
          <table:table-cell office:value-type="float" office:value="0.675415" calcext:value-type="float">
            <text:p>0,675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75010</text:p>
          </table:table-cell>
          <table:table-cell office:value-type="float" office:value="0.173533" calcext:value-type="float">
            <text:p>0,173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80010</text:p>
          </table:table-cell>
          <table:table-cell office:value-type="float" office:value="-0.101423" calcext:value-type="float">
            <text:p>-0,101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85010</text:p>
          </table:table-cell>
          <table:table-cell office:value-type="float" office:value="-1.265176" calcext:value-type="float">
            <text:p>-1,265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90009</text:p>
          </table:table-cell>
          <table:table-cell office:value-type="float" office:value="-0.395715" calcext:value-type="float">
            <text:p>-0,395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395009</text:p>
          </table:table-cell>
          <table:table-cell office:value-type="float" office:value="0.003458" calcext:value-type="float">
            <text:p>0,003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00008</text:p>
          </table:table-cell>
          <table:table-cell office:value-type="float" office:value="0.092873" calcext:value-type="float">
            <text:p>0,0928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05008</text:p>
          </table:table-cell>
          <table:table-cell office:value-type="float" office:value="-0.0577" calcext:value-type="float">
            <text:p>-0,05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10008</text:p>
          </table:table-cell>
          <table:table-cell office:value-type="float" office:value="-0.287315" calcext:value-type="float">
            <text:p>-0,287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15007</text:p>
          </table:table-cell>
          <table:table-cell office:value-type="float" office:value="-0.118975" calcext:value-type="float">
            <text:p>-0,1189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20007</text:p>
          </table:table-cell>
          <table:table-cell office:value-type="float" office:value="0.540973" calcext:value-type="float">
            <text:p>0,540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25007</text:p>
          </table:table-cell>
          <table:table-cell office:value-type="float" office:value="0.322664" calcext:value-type="float">
            <text:p>0,322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30006</text:p>
          </table:table-cell>
          <table:table-cell office:value-type="float" office:value="0.589828" calcext:value-type="float">
            <text:p>0,589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35006</text:p>
          </table:table-cell>
          <table:table-cell office:value-type="float" office:value="-0.383316" calcext:value-type="float">
            <text:p>-0,383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40006</text:p>
          </table:table-cell>
          <table:table-cell office:value-type="float" office:value="-0.17533" calcext:value-type="float">
            <text:p>-0,17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45005</text:p>
          </table:table-cell>
          <table:table-cell office:value-type="float" office:value="0.205771" calcext:value-type="float">
            <text:p>0,205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50005</text:p>
          </table:table-cell>
          <table:table-cell office:value-type="float" office:value="-0.082499" calcext:value-type="float">
            <text:p>-0,08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55004</text:p>
          </table:table-cell>
          <table:table-cell office:value-type="float" office:value="0.673178" calcext:value-type="float">
            <text:p>0,673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60004</text:p>
          </table:table-cell>
          <table:table-cell office:value-type="float" office:value="0.431775" calcext:value-type="float">
            <text:p>0,4317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65004</text:p>
          </table:table-cell>
          <table:table-cell office:value-type="float" office:value="-0.904469" calcext:value-type="float">
            <text:p>-0,904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70003</text:p>
          </table:table-cell>
          <table:table-cell office:value-type="float" office:value="-0.629469" calcext:value-type="float">
            <text:p>-0,629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75003</text:p>
          </table:table-cell>
          <table:table-cell office:value-type="float" office:value="-0.39437" calcext:value-type="float">
            <text:p>-0,39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80003</text:p>
          </table:table-cell>
          <table:table-cell office:value-type="float" office:value="0.228459" calcext:value-type="float">
            <text:p>0,228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85002</text:p>
          </table:table-cell>
          <table:table-cell office:value-type="float" office:value="0.116641" calcext:value-type="float">
            <text:p>0,1166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90002</text:p>
          </table:table-cell>
          <table:table-cell office:value-type="float" office:value="-0.898843" calcext:value-type="float">
            <text:p>-0,8988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495002</text:p>
          </table:table-cell>
          <table:table-cell office:value-type="float" office:value="-0.197013" calcext:value-type="float">
            <text:p>-0,197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00001</text:p>
          </table:table-cell>
          <table:table-cell office:value-type="float" office:value="0.059841" calcext:value-type="float">
            <text:p>0,059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05001</text:p>
          </table:table-cell>
          <table:table-cell office:value-type="float" office:value="0.284818" calcext:value-type="float">
            <text:p>0,284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10000</text:p>
          </table:table-cell>
          <table:table-cell office:value-type="float" office:value="-0.003135" calcext:value-type="float">
            <text:p>-0,003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15000</text:p>
          </table:table-cell>
          <table:table-cell office:value-type="float" office:value="-0.391091" calcext:value-type="float">
            <text:p>-0,3910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20000</text:p>
          </table:table-cell>
          <table:table-cell office:value-type="float" office:value="-0.006978" calcext:value-type="float">
            <text:p>-0,006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24999</text:p>
          </table:table-cell>
          <table:table-cell office:value-type="float" office:value="-0.46519" calcext:value-type="float">
            <text:p>-0,46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29999</text:p>
          </table:table-cell>
          <table:table-cell office:value-type="float" office:value="0.242841" calcext:value-type="float">
            <text:p>0,242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34999</text:p>
          </table:table-cell>
          <table:table-cell office:value-type="float" office:value="-0.61492" calcext:value-type="float">
            <text:p>-0,61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39998</text:p>
          </table:table-cell>
          <table:table-cell office:value-type="float" office:value="0.1125" calcext:value-type="float">
            <text:p>0,1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44998</text:p>
          </table:table-cell>
          <table:table-cell office:value-type="float" office:value="0.099263" calcext:value-type="float">
            <text:p>0,099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49998</text:p>
          </table:table-cell>
          <table:table-cell office:value-type="float" office:value="-0.264324" calcext:value-type="float">
            <text:p>-0,264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54997</text:p>
          </table:table-cell>
          <table:table-cell office:value-type="float" office:value="-0.300817" calcext:value-type="float">
            <text:p>-0,300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59997</text:p>
          </table:table-cell>
          <table:table-cell office:value-type="float" office:value="-0.137273" calcext:value-type="float">
            <text:p>-0,1372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64996</text:p>
          </table:table-cell>
          <table:table-cell office:value-type="float" office:value="-0.12731" calcext:value-type="float">
            <text:p>-0,127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69996</text:p>
          </table:table-cell>
          <table:table-cell office:value-type="float" office:value="-0.962657" calcext:value-type="float">
            <text:p>-0,962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74996</text:p>
          </table:table-cell>
          <table:table-cell office:value-type="float" office:value="0.126443" calcext:value-type="float">
            <text:p>0,126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79995</text:p>
          </table:table-cell>
          <table:table-cell office:value-type="float" office:value="-0.300817" calcext:value-type="float">
            <text:p>-0,300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84995</text:p>
          </table:table-cell>
          <table:table-cell office:value-type="float" office:value="0.288706" calcext:value-type="float">
            <text:p>0,288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89995</text:p>
          </table:table-cell>
          <table:table-cell office:value-type="float" office:value="0.43329" calcext:value-type="float">
            <text:p>0,43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94994</text:p>
          </table:table-cell>
          <table:table-cell office:value-type="float" office:value="-0.838868" calcext:value-type="float">
            <text:p>-0,838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99994</text:p>
          </table:table-cell>
          <table:table-cell office:value-type="float" office:value="0.49653" calcext:value-type="float">
            <text:p>0,49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04994</text:p>
          </table:table-cell>
          <table:table-cell office:value-type="float" office:value="0.741301" calcext:value-type="float">
            <text:p>0,741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09993</text:p>
          </table:table-cell>
          <table:table-cell office:value-type="float" office:value="0.49993" calcext:value-type="float">
            <text:p>0,499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14993</text:p>
          </table:table-cell>
          <table:table-cell office:value-type="float" office:value="1.248068" calcext:value-type="float">
            <text:p>1,24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19992</text:p>
          </table:table-cell>
          <table:table-cell office:value-type="float" office:value="-0.165188" calcext:value-type="float">
            <text:p>-0,165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24992</text:p>
          </table:table-cell>
          <table:table-cell office:value-type="float" office:value="0.813898" calcext:value-type="float">
            <text:p>0,813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29992</text:p>
          </table:table-cell>
          <table:table-cell office:value-type="float" office:value="-0.373788" calcext:value-type="float">
            <text:p>-0,373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34991</text:p>
          </table:table-cell>
          <table:table-cell office:value-type="float" office:value="-0.578406" calcext:value-type="float">
            <text:p>-0,578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39991</text:p>
          </table:table-cell>
          <table:table-cell office:value-type="float" office:value="0.857806" calcext:value-type="float">
            <text:p>0,857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44991</text:p>
          </table:table-cell>
          <table:table-cell office:value-type="float" office:value="0.622515" calcext:value-type="float">
            <text:p>0,622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49990</text:p>
          </table:table-cell>
          <table:table-cell office:value-type="float" office:value="-0.00107" calcext:value-type="float">
            <text:p>-0,0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54990</text:p>
          </table:table-cell>
          <table:table-cell office:value-type="float" office:value="-0.201444" calcext:value-type="float">
            <text:p>-0,201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59990</text:p>
          </table:table-cell>
          <table:table-cell office:value-type="float" office:value="0.368512" calcext:value-type="float">
            <text:p>0,368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64989</text:p>
          </table:table-cell>
          <table:table-cell office:value-type="float" office:value="0.287417" calcext:value-type="float">
            <text:p>0,287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69989</text:p>
          </table:table-cell>
          <table:table-cell office:value-type="float" office:value="-0.121837" calcext:value-type="float">
            <text:p>-0,1218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74989</text:p>
          </table:table-cell>
          <table:table-cell office:value-type="float" office:value="0.722894" calcext:value-type="float">
            <text:p>0,722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79988</text:p>
          </table:table-cell>
          <table:table-cell office:value-type="float" office:value="-0.726212" calcext:value-type="float">
            <text:p>-0,726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84988</text:p>
          </table:table-cell>
          <table:table-cell office:value-type="float" office:value="-0.664169" calcext:value-type="float">
            <text:p>-0,6641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89987</text:p>
          </table:table-cell>
          <table:table-cell office:value-type="float" office:value="0.293902" calcext:value-type="float">
            <text:p>0,293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94987</text:p>
          </table:table-cell>
          <table:table-cell office:value-type="float" office:value="-0.578977" calcext:value-type="float">
            <text:p>-0,5789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99987</text:p>
          </table:table-cell>
          <table:table-cell office:value-type="float" office:value="-0.025866" calcext:value-type="float">
            <text:p>-0,025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04986</text:p>
          </table:table-cell>
          <table:table-cell office:value-type="float" office:value="-0.574992" calcext:value-type="float">
            <text:p>-0,574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09986</text:p>
          </table:table-cell>
          <table:table-cell office:value-type="float" office:value="0.277676" calcext:value-type="float">
            <text:p>0,277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14986</text:p>
          </table:table-cell>
          <table:table-cell office:value-type="float" office:value="-0.754883" calcext:value-type="float">
            <text:p>-0,754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19985</text:p>
          </table:table-cell>
          <table:table-cell office:value-type="float" office:value="0.433861" calcext:value-type="float">
            <text:p>0,4338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24985</text:p>
          </table:table-cell>
          <table:table-cell office:value-type="float" office:value="-0.33444" calcext:value-type="float">
            <text:p>-0,33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29985</text:p>
          </table:table-cell>
          <table:table-cell office:value-type="float" office:value="0.615107" calcext:value-type="float">
            <text:p>0,615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34984</text:p>
          </table:table-cell>
          <table:table-cell office:value-type="float" office:value="0.437554" calcext:value-type="float">
            <text:p>0,437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39984</text:p>
          </table:table-cell>
          <table:table-cell office:value-type="float" office:value="-0.063429" calcext:value-type="float">
            <text:p>-0,06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44983</text:p>
          </table:table-cell>
          <table:table-cell office:value-type="float" office:value="-0.544199" calcext:value-type="float">
            <text:p>-0,544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49983</text:p>
          </table:table-cell>
          <table:table-cell office:value-type="float" office:value="-0.044082" calcext:value-type="float">
            <text:p>-0,044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54983</text:p>
          </table:table-cell>
          <table:table-cell office:value-type="float" office:value="0.437581" calcext:value-type="float">
            <text:p>0,437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59982</text:p>
          </table:table-cell>
          <table:table-cell office:value-type="float" office:value="-0.559101" calcext:value-type="float">
            <text:p>-0,559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64982</text:p>
          </table:table-cell>
          <table:table-cell office:value-type="float" office:value="0.054327" calcext:value-type="float">
            <text:p>0,054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69982</text:p>
          </table:table-cell>
          <table:table-cell office:value-type="float" office:value="0.227833" calcext:value-type="float">
            <text:p>0,2278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74981</text:p>
          </table:table-cell>
          <table:table-cell office:value-type="float" office:value="0.278371" calcext:value-type="float">
            <text:p>0,278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79981</text:p>
          </table:table-cell>
          <table:table-cell office:value-type="float" office:value="0.637923" calcext:value-type="float">
            <text:p>0,6379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84981</text:p>
          </table:table-cell>
          <table:table-cell office:value-type="float" office:value="0.497392" calcext:value-type="float">
            <text:p>0,497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89980</text:p>
          </table:table-cell>
          <table:table-cell office:value-type="float" office:value="-0.204359" calcext:value-type="float">
            <text:p>-0,204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94980</text:p>
          </table:table-cell>
          <table:table-cell office:value-type="float" office:value="-0.115238" calcext:value-type="float">
            <text:p>-0,11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799979</text:p>
          </table:table-cell>
          <table:table-cell office:value-type="float" office:value="0.025842" calcext:value-type="float">
            <text:p>0,025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04979</text:p>
          </table:table-cell>
          <table:table-cell office:value-type="float" office:value="-0.188694" calcext:value-type="float">
            <text:p>-0,18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09979</text:p>
          </table:table-cell>
          <table:table-cell office:value-type="float" office:value="-0.381975" calcext:value-type="float">
            <text:p>-0,3819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14978</text:p>
          </table:table-cell>
          <table:table-cell office:value-type="float" office:value="0.052867" calcext:value-type="float">
            <text:p>0,0528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19978</text:p>
          </table:table-cell>
          <table:table-cell office:value-type="float" office:value="0.148591" calcext:value-type="float">
            <text:p>0,148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24978</text:p>
          </table:table-cell>
          <table:table-cell office:value-type="float" office:value="-0.50261" calcext:value-type="float">
            <text:p>-0,50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29977</text:p>
          </table:table-cell>
          <table:table-cell office:value-type="float" office:value="0.751683" calcext:value-type="float">
            <text:p>0,7516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34977</text:p>
          </table:table-cell>
          <table:table-cell office:value-type="float" office:value="0.249964" calcext:value-type="float">
            <text:p>0,249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39977</text:p>
          </table:table-cell>
          <table:table-cell office:value-type="float" office:value="0.560774" calcext:value-type="float">
            <text:p>0,560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44976</text:p>
          </table:table-cell>
          <table:table-cell office:value-type="float" office:value="0.812564" calcext:value-type="float">
            <text:p>0,812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49976</text:p>
          </table:table-cell>
          <table:table-cell office:value-type="float" office:value="-0.442035" calcext:value-type="float">
            <text:p>-0,4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54975</text:p>
          </table:table-cell>
          <table:table-cell office:value-type="float" office:value="-0.138502" calcext:value-type="float">
            <text:p>-0,138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59975</text:p>
          </table:table-cell>
          <table:table-cell office:value-type="float" office:value="-0.046458" calcext:value-type="float">
            <text:p>-0,046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64975</text:p>
          </table:table-cell>
          <table:table-cell office:value-type="float" office:value="-0.924604" calcext:value-type="float">
            <text:p>-0,924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69974</text:p>
          </table:table-cell>
          <table:table-cell office:value-type="float" office:value="0.713368" calcext:value-type="float">
            <text:p>0,713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74974</text:p>
          </table:table-cell>
          <table:table-cell office:value-type="float" office:value="-0.485266" calcext:value-type="float">
            <text:p>-0,485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79974</text:p>
          </table:table-cell>
          <table:table-cell office:value-type="float" office:value="0.162375" calcext:value-type="float">
            <text:p>0,162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84973</text:p>
          </table:table-cell>
          <table:table-cell office:value-type="float" office:value="0.331591" calcext:value-type="float">
            <text:p>0,331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89973</text:p>
          </table:table-cell>
          <table:table-cell office:value-type="float" office:value="-0.282678" calcext:value-type="float">
            <text:p>-0,282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94973</text:p>
          </table:table-cell>
          <table:table-cell office:value-type="float" office:value="-0.188028" calcext:value-type="float">
            <text:p>-0,188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899972</text:p>
          </table:table-cell>
          <table:table-cell office:value-type="float" office:value="0.554466" calcext:value-type="float">
            <text:p>0,554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04972</text:p>
          </table:table-cell>
          <table:table-cell office:value-type="float" office:value="-0.049206" calcext:value-type="float">
            <text:p>-0,049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09971</text:p>
          </table:table-cell>
          <table:table-cell office:value-type="float" office:value="0.757156" calcext:value-type="float">
            <text:p>0,757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14971</text:p>
          </table:table-cell>
          <table:table-cell office:value-type="float" office:value="0.243436" calcext:value-type="float">
            <text:p>0,243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19971</text:p>
          </table:table-cell>
          <table:table-cell office:value-type="float" office:value="0.260874" calcext:value-type="float">
            <text:p>0,260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24970</text:p>
          </table:table-cell>
          <table:table-cell office:value-type="float" office:value="0.172805" calcext:value-type="float">
            <text:p>0,1728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29970</text:p>
          </table:table-cell>
          <table:table-cell office:value-type="float" office:value="-0.61617" calcext:value-type="float">
            <text:p>-0,6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34970</text:p>
          </table:table-cell>
          <table:table-cell office:value-type="float" office:value="-0.213068" calcext:value-type="float">
            <text:p>-0,213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39969</text:p>
          </table:table-cell>
          <table:table-cell office:value-type="float" office:value="-0.064664" calcext:value-type="float">
            <text:p>-0,064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44969</text:p>
          </table:table-cell>
          <table:table-cell office:value-type="float" office:value="-0.29191" calcext:value-type="float">
            <text:p>-0,29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49969</text:p>
          </table:table-cell>
          <table:table-cell office:value-type="float" office:value="0.194869" calcext:value-type="float">
            <text:p>0,1948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54968</text:p>
          </table:table-cell>
          <table:table-cell office:value-type="float" office:value="0.202174" calcext:value-type="float">
            <text:p>0,2021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59968</text:p>
          </table:table-cell>
          <table:table-cell office:value-type="float" office:value="-0.849356" calcext:value-type="float">
            <text:p>-0,849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64967</text:p>
          </table:table-cell>
          <table:table-cell office:value-type="float" office:value="0.173596" calcext:value-type="float">
            <text:p>0,173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69967</text:p>
          </table:table-cell>
          <table:table-cell office:value-type="float" office:value="0.018125" calcext:value-type="float">
            <text:p>0,01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74967</text:p>
          </table:table-cell>
          <table:table-cell office:value-type="float" office:value="0.472826" calcext:value-type="float">
            <text:p>0,472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79966</text:p>
          </table:table-cell>
          <table:table-cell office:value-type="float" office:value="-0.25749" calcext:value-type="float">
            <text:p>-0,25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84966</text:p>
          </table:table-cell>
          <table:table-cell office:value-type="float" office:value="-0.445176" calcext:value-type="float">
            <text:p>-0,445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89966</text:p>
          </table:table-cell>
          <table:table-cell office:value-type="float" office:value="-0.149996" calcext:value-type="float">
            <text:p>-0,149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94965</text:p>
          </table:table-cell>
          <table:table-cell office:value-type="float" office:value="0.984157" calcext:value-type="float">
            <text:p>0,984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999965</text:p>
          </table:table-cell>
          <table:table-cell office:value-type="float" office:value="-1.208198" calcext:value-type="float">
            <text:p>-1,208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04965</text:p>
          </table:table-cell>
          <table:table-cell office:value-type="float" office:value="0.347567" calcext:value-type="float">
            <text:p>0,3475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09964</text:p>
          </table:table-cell>
          <table:table-cell office:value-type="float" office:value="0.838627" calcext:value-type="float">
            <text:p>0,8386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14964</text:p>
          </table:table-cell>
          <table:table-cell office:value-type="float" office:value="-0.278035" calcext:value-type="float">
            <text:p>-0,278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19964</text:p>
          </table:table-cell>
          <table:table-cell office:value-type="float" office:value="-0.339603" calcext:value-type="float">
            <text:p>-0,3396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24963</text:p>
          </table:table-cell>
          <table:table-cell office:value-type="float" office:value="0.263989" calcext:value-type="float">
            <text:p>0,263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29963</text:p>
          </table:table-cell>
          <table:table-cell office:value-type="float" office:value="-0.219569" calcext:value-type="float">
            <text:p>-0,219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34962</text:p>
          </table:table-cell>
          <table:table-cell office:value-type="float" office:value="-0.416913" calcext:value-type="float">
            <text:p>-0,416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39962</text:p>
          </table:table-cell>
          <table:table-cell office:value-type="float" office:value="0.121456" calcext:value-type="float">
            <text:p>0,121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44962</text:p>
          </table:table-cell>
          <table:table-cell office:value-type="float" office:value="0.069939" calcext:value-type="float">
            <text:p>0,0699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49961</text:p>
          </table:table-cell>
          <table:table-cell office:value-type="float" office:value="0.613212" calcext:value-type="float">
            <text:p>0,613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54961</text:p>
          </table:table-cell>
          <table:table-cell office:value-type="float" office:value="-0.258668" calcext:value-type="float">
            <text:p>-0,258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59961</text:p>
          </table:table-cell>
          <table:table-cell office:value-type="float" office:value="-0.4301" calcext:value-type="float">
            <text:p>-0,4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64960</text:p>
          </table:table-cell>
          <table:table-cell office:value-type="float" office:value="-0.045481" calcext:value-type="float">
            <text:p>-0,045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69960</text:p>
          </table:table-cell>
          <table:table-cell office:value-type="float" office:value="0.302854" calcext:value-type="float">
            <text:p>0,302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74960</text:p>
          </table:table-cell>
          <table:table-cell office:value-type="float" office:value="0.150715" calcext:value-type="float">
            <text:p>0,150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79959</text:p>
          </table:table-cell>
          <table:table-cell office:value-type="float" office:value="-0.558828" calcext:value-type="float">
            <text:p>-0,558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84959</text:p>
          </table:table-cell>
          <table:table-cell office:value-type="float" office:value="0.414583" calcext:value-type="float">
            <text:p>0,414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89958</text:p>
          </table:table-cell>
          <table:table-cell office:value-type="float" office:value="-0.030415" calcext:value-type="float">
            <text:p>-0,03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94958</text:p>
          </table:table-cell>
          <table:table-cell office:value-type="float" office:value="-1.022044" calcext:value-type="float">
            <text:p>-1,022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099958</text:p>
          </table:table-cell>
          <table:table-cell office:value-type="float" office:value="-0.488858" calcext:value-type="float">
            <text:p>-0,4888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4957</text:p>
          </table:table-cell>
          <table:table-cell office:value-type="float" office:value="-0.365106" calcext:value-type="float">
            <text:p>-0,365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09957</text:p>
          </table:table-cell>
          <table:table-cell office:value-type="float" office:value="0.021706" calcext:value-type="float">
            <text:p>0,021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4957</text:p>
          </table:table-cell>
          <table:table-cell office:value-type="float" office:value="0.04255" calcext:value-type="float">
            <text:p>0,04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19956</text:p>
          </table:table-cell>
          <table:table-cell office:value-type="float" office:value="-0.838532" calcext:value-type="float">
            <text:p>-0,838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4956</text:p>
          </table:table-cell>
          <table:table-cell office:value-type="float" office:value="0.0474" calcext:value-type="float">
            <text:p>0,0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29956</text:p>
          </table:table-cell>
          <table:table-cell office:value-type="float" office:value="0.879287" calcext:value-type="float">
            <text:p>0,8792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4955</text:p>
          </table:table-cell>
          <table:table-cell office:value-type="float" office:value="0.955549" calcext:value-type="float">
            <text:p>0,955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39955</text:p>
          </table:table-cell>
          <table:table-cell office:value-type="float" office:value="-0.082292" calcext:value-type="float">
            <text:p>-0,082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4954</text:p>
          </table:table-cell>
          <table:table-cell office:value-type="float" office:value="-0.755791" calcext:value-type="float">
            <text:p>-0,755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49954</text:p>
          </table:table-cell>
          <table:table-cell office:value-type="float" office:value="-1.091157" calcext:value-type="float">
            <text:p>-1,091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4954</text:p>
          </table:table-cell>
          <table:table-cell office:value-type="float" office:value="0.435343" calcext:value-type="float">
            <text:p>0,435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59953</text:p>
          </table:table-cell>
          <table:table-cell office:value-type="float" office:value="-0.04786" calcext:value-type="float">
            <text:p>-0,04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4953</text:p>
          </table:table-cell>
          <table:table-cell office:value-type="float" office:value="-0.273505" calcext:value-type="float">
            <text:p>-0,273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69953</text:p>
          </table:table-cell>
          <table:table-cell office:value-type="float" office:value="-0.547221" calcext:value-type="float">
            <text:p>-0,547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4952</text:p>
          </table:table-cell>
          <table:table-cell office:value-type="float" office:value="0.008323" calcext:value-type="float">
            <text:p>0,008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79952</text:p>
          </table:table-cell>
          <table:table-cell office:value-type="float" office:value="0.164485" calcext:value-type="float">
            <text:p>0,164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4952</text:p>
          </table:table-cell>
          <table:table-cell office:value-type="float" office:value="-0.704827" calcext:value-type="float">
            <text:p>-0,704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89951</text:p>
          </table:table-cell>
          <table:table-cell office:value-type="float" office:value="-0.335577" calcext:value-type="float">
            <text:p>-0,3355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4951</text:p>
          </table:table-cell>
          <table:table-cell office:value-type="float" office:value="0.804579" calcext:value-type="float">
            <text:p>0,804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199950</text:p>
          </table:table-cell>
          <table:table-cell office:value-type="float" office:value="-0.296894" calcext:value-type="float">
            <text:p>-0,296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04950</text:p>
          </table:table-cell>
          <table:table-cell office:value-type="float" office:value="-0.443539" calcext:value-type="float">
            <text:p>-0,44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09950</text:p>
          </table:table-cell>
          <table:table-cell office:value-type="float" office:value="0.66645" calcext:value-type="float">
            <text:p>0,666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14949</text:p>
          </table:table-cell>
          <table:table-cell office:value-type="float" office:value="0.311414" calcext:value-type="float">
            <text:p>0,311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19949</text:p>
          </table:table-cell>
          <table:table-cell office:value-type="float" office:value="-0.600475" calcext:value-type="float">
            <text:p>-0,600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24949</text:p>
          </table:table-cell>
          <table:table-cell office:value-type="float" office:value="0.219564" calcext:value-type="float">
            <text:p>0,219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29948</text:p>
          </table:table-cell>
          <table:table-cell office:value-type="float" office:value="0.171602" calcext:value-type="float">
            <text:p>0,171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34948</text:p>
          </table:table-cell>
          <table:table-cell office:value-type="float" office:value="0.452366" calcext:value-type="float">
            <text:p>0,45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39948</text:p>
          </table:table-cell>
          <table:table-cell office:value-type="float" office:value="-0.48536" calcext:value-type="float">
            <text:p>-0,48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44947</text:p>
          </table:table-cell>
          <table:table-cell office:value-type="float" office:value="-0.026081" calcext:value-type="float">
            <text:p>-0,026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49947</text:p>
          </table:table-cell>
          <table:table-cell office:value-type="float" office:value="0.204704" calcext:value-type="float">
            <text:p>0,204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54946</text:p>
          </table:table-cell>
          <table:table-cell office:value-type="float" office:value="-0.166926" calcext:value-type="float">
            <text:p>-0,166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59946</text:p>
          </table:table-cell>
          <table:table-cell office:value-type="float" office:value="0.003081" calcext:value-type="float">
            <text:p>0,003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64946</text:p>
          </table:table-cell>
          <table:table-cell office:value-type="float" office:value="-0.674467" calcext:value-type="float">
            <text:p>-0,674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69945</text:p>
          </table:table-cell>
          <table:table-cell office:value-type="float" office:value="-0.532758" calcext:value-type="float">
            <text:p>-0,532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74945</text:p>
          </table:table-cell>
          <table:table-cell office:value-type="float" office:value="0.630803" calcext:value-type="float">
            <text:p>0,6308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79945</text:p>
          </table:table-cell>
          <table:table-cell office:value-type="float" office:value="-0.886446" calcext:value-type="float">
            <text:p>-0,886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84944</text:p>
          </table:table-cell>
          <table:table-cell office:value-type="float" office:value="-0.243733" calcext:value-type="float">
            <text:p>-0,243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89944</text:p>
          </table:table-cell>
          <table:table-cell office:value-type="float" office:value="-0.135742" calcext:value-type="float">
            <text:p>-0,135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94944</text:p>
          </table:table-cell>
          <table:table-cell office:value-type="float" office:value="-0.24751" calcext:value-type="float">
            <text:p>-0,247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99943</text:p>
          </table:table-cell>
          <table:table-cell office:value-type="float" office:value="-0.288332" calcext:value-type="float">
            <text:p>-0,288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04943</text:p>
          </table:table-cell>
          <table:table-cell office:value-type="float" office:value="-0.234531" calcext:value-type="float">
            <text:p>-0,2345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09942</text:p>
          </table:table-cell>
          <table:table-cell office:value-type="float" office:value="0.050994" calcext:value-type="float">
            <text:p>0,050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14942</text:p>
          </table:table-cell>
          <table:table-cell office:value-type="float" office:value="0.722639" calcext:value-type="float">
            <text:p>0,722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19942</text:p>
          </table:table-cell>
          <table:table-cell office:value-type="float" office:value="-1.007014" calcext:value-type="float">
            <text:p>-1,007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24941</text:p>
          </table:table-cell>
          <table:table-cell office:value-type="float" office:value="0.011446" calcext:value-type="float">
            <text:p>0,011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29941</text:p>
          </table:table-cell>
          <table:table-cell office:value-type="float" office:value="0.798195" calcext:value-type="float">
            <text:p>0,798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34941</text:p>
          </table:table-cell>
          <table:table-cell office:value-type="float" office:value="-0.198298" calcext:value-type="float">
            <text:p>-0,198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39940</text:p>
          </table:table-cell>
          <table:table-cell office:value-type="float" office:value="-0.584214" calcext:value-type="float">
            <text:p>-0,584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44940</text:p>
          </table:table-cell>
          <table:table-cell office:value-type="float" office:value="0.045979" calcext:value-type="float">
            <text:p>0,0459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49940</text:p>
          </table:table-cell>
          <table:table-cell office:value-type="float" office:value="-0.194529" calcext:value-type="float">
            <text:p>-0,194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54939</text:p>
          </table:table-cell>
          <table:table-cell office:value-type="float" office:value="-0.439836" calcext:value-type="float">
            <text:p>-0,439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59939</text:p>
          </table:table-cell>
          <table:table-cell office:value-type="float" office:value="-0.75204" calcext:value-type="float">
            <text:p>-0,75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64938</text:p>
          </table:table-cell>
          <table:table-cell office:value-type="float" office:value="-0.080472" calcext:value-type="float">
            <text:p>-0,080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69938</text:p>
          </table:table-cell>
          <table:table-cell office:value-type="float" office:value="-0.539946" calcext:value-type="float">
            <text:p>-0,539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74938</text:p>
          </table:table-cell>
          <table:table-cell office:value-type="float" office:value="0.291496" calcext:value-type="float">
            <text:p>0,291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79937</text:p>
          </table:table-cell>
          <table:table-cell office:value-type="float" office:value="-0.014745" calcext:value-type="float">
            <text:p>-0,014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84937</text:p>
          </table:table-cell>
          <table:table-cell office:value-type="float" office:value="-0.386514" calcext:value-type="float">
            <text:p>-0,386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89937</text:p>
          </table:table-cell>
          <table:table-cell office:value-type="float" office:value="-1.005182" calcext:value-type="float">
            <text:p>-1,005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94936</text:p>
          </table:table-cell>
          <table:table-cell office:value-type="float" office:value="-0.426783" calcext:value-type="float">
            <text:p>-0,426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99936</text:p>
          </table:table-cell>
          <table:table-cell office:value-type="float" office:value="-0.722683" calcext:value-type="float">
            <text:p>-0,7226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04936</text:p>
          </table:table-cell>
          <table:table-cell office:value-type="float" office:value="0.697135" calcext:value-type="float">
            <text:p>0,697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09935</text:p>
          </table:table-cell>
          <table:table-cell office:value-type="float" office:value="0.039433" calcext:value-type="float">
            <text:p>0,039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14935</text:p>
          </table:table-cell>
          <table:table-cell office:value-type="float" office:value="0.006558" calcext:value-type="float">
            <text:p>0,0065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19935</text:p>
          </table:table-cell>
          <table:table-cell office:value-type="float" office:value="0.320546" calcext:value-type="float">
            <text:p>0,320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24934</text:p>
          </table:table-cell>
          <table:table-cell office:value-type="float" office:value="0.675803" calcext:value-type="float">
            <text:p>0,6758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29934</text:p>
          </table:table-cell>
          <table:table-cell office:value-type="float" office:value="-0.037312" calcext:value-type="float">
            <text:p>-0,037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34933</text:p>
          </table:table-cell>
          <table:table-cell office:value-type="float" office:value="0.120416" calcext:value-type="float">
            <text:p>0,120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39933</text:p>
          </table:table-cell>
          <table:table-cell office:value-type="float" office:value="1.356518" calcext:value-type="float">
            <text:p>1,356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44933</text:p>
          </table:table-cell>
          <table:table-cell office:value-type="float" office:value="-0.186308" calcext:value-type="float">
            <text:p>-0,186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49932</text:p>
          </table:table-cell>
          <table:table-cell office:value-type="float" office:value="-0.080508" calcext:value-type="float">
            <text:p>-0,080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54932</text:p>
          </table:table-cell>
          <table:table-cell office:value-type="float" office:value="-0.198514" calcext:value-type="float">
            <text:p>-0,198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59932</text:p>
          </table:table-cell>
          <table:table-cell office:value-type="float" office:value="0.456214" calcext:value-type="float">
            <text:p>0,456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64931</text:p>
          </table:table-cell>
          <table:table-cell office:value-type="float" office:value="-0.554448" calcext:value-type="float">
            <text:p>-0,554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69931</text:p>
          </table:table-cell>
          <table:table-cell office:value-type="float" office:value="-0.367932" calcext:value-type="float">
            <text:p>-0,367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74931</text:p>
          </table:table-cell>
          <table:table-cell office:value-type="float" office:value="0.937941" calcext:value-type="float">
            <text:p>0,9379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79930</text:p>
          </table:table-cell>
          <table:table-cell office:value-type="float" office:value="-0.535613" calcext:value-type="float">
            <text:p>-0,535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84930</text:p>
          </table:table-cell>
          <table:table-cell office:value-type="float" office:value="0.069405" calcext:value-type="float">
            <text:p>0,069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89929</text:p>
          </table:table-cell>
          <table:table-cell office:value-type="float" office:value="-0.285344" calcext:value-type="float">
            <text:p>-0,285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94929</text:p>
          </table:table-cell>
          <table:table-cell office:value-type="float" office:value="0.136428" calcext:value-type="float">
            <text:p>0,136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499929</text:p>
          </table:table-cell>
          <table:table-cell office:value-type="float" office:value="0.260527" calcext:value-type="float">
            <text:p>0,2605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04928</text:p>
          </table:table-cell>
          <table:table-cell office:value-type="float" office:value="-0.554381" calcext:value-type="float">
            <text:p>-0,554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09928</text:p>
          </table:table-cell>
          <table:table-cell office:value-type="float" office:value="-0.533025" calcext:value-type="float">
            <text:p>-0,5330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14928</text:p>
          </table:table-cell>
          <table:table-cell office:value-type="float" office:value="-0.824278" calcext:value-type="float">
            <text:p>-0,824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19927</text:p>
          </table:table-cell>
          <table:table-cell office:value-type="float" office:value="-0.615017" calcext:value-type="float">
            <text:p>-0,615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24927</text:p>
          </table:table-cell>
          <table:table-cell office:value-type="float" office:value="0.648551" calcext:value-type="float">
            <text:p>0,6485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29927</text:p>
          </table:table-cell>
          <table:table-cell office:value-type="float" office:value="-0.511948" calcext:value-type="float">
            <text:p>-0,5119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34926</text:p>
          </table:table-cell>
          <table:table-cell office:value-type="float" office:value="-0.233766" calcext:value-type="float">
            <text:p>-0,233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39926</text:p>
          </table:table-cell>
          <table:table-cell office:value-type="float" office:value="-0.800643" calcext:value-type="float">
            <text:p>-0,8006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44925</text:p>
          </table:table-cell>
          <table:table-cell office:value-type="float" office:value="-0.293428" calcext:value-type="float">
            <text:p>-0,293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49925</text:p>
          </table:table-cell>
          <table:table-cell office:value-type="float" office:value="-0.071045" calcext:value-type="float">
            <text:p>-0,071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54925</text:p>
          </table:table-cell>
          <table:table-cell office:value-type="float" office:value="0.283473" calcext:value-type="float">
            <text:p>0,283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59924</text:p>
          </table:table-cell>
          <table:table-cell office:value-type="float" office:value="0.273372" calcext:value-type="float">
            <text:p>0,273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64924</text:p>
          </table:table-cell>
          <table:table-cell office:value-type="float" office:value="0.12343" calcext:value-type="float">
            <text:p>0,12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69924</text:p>
          </table:table-cell>
          <table:table-cell office:value-type="float" office:value="-0.217904" calcext:value-type="float">
            <text:p>-0,217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74923</text:p>
          </table:table-cell>
          <table:table-cell office:value-type="float" office:value="-0.002885" calcext:value-type="float">
            <text:p>-0,002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79923</text:p>
          </table:table-cell>
          <table:table-cell office:value-type="float" office:value="-0.598501" calcext:value-type="float">
            <text:p>-0,598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84923</text:p>
          </table:table-cell>
          <table:table-cell office:value-type="float" office:value="0.649539" calcext:value-type="float">
            <text:p>0,649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89922</text:p>
          </table:table-cell>
          <table:table-cell office:value-type="float" office:value="-0.746539" calcext:value-type="float">
            <text:p>-0,746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94922</text:p>
          </table:table-cell>
          <table:table-cell office:value-type="float" office:value="0.053791" calcext:value-type="float">
            <text:p>0,053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599921</text:p>
          </table:table-cell>
          <table:table-cell office:value-type="float" office:value="0.456776" calcext:value-type="float">
            <text:p>0,456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04921</text:p>
          </table:table-cell>
          <table:table-cell office:value-type="float" office:value="0.347518" calcext:value-type="float">
            <text:p>0,347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09921</text:p>
          </table:table-cell>
          <table:table-cell office:value-type="float" office:value="0.81918" calcext:value-type="float">
            <text:p>0,81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14920</text:p>
          </table:table-cell>
          <table:table-cell office:value-type="float" office:value="0.182682" calcext:value-type="float">
            <text:p>0,18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19920</text:p>
          </table:table-cell>
          <table:table-cell office:value-type="float" office:value="0.083497" calcext:value-type="float">
            <text:p>0,083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24920</text:p>
          </table:table-cell>
          <table:table-cell office:value-type="float" office:value="-0.604967" calcext:value-type="float">
            <text:p>-0,6049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29919</text:p>
          </table:table-cell>
          <table:table-cell office:value-type="float" office:value="-1.108839" calcext:value-type="float">
            <text:p>-1,108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34919</text:p>
          </table:table-cell>
          <table:table-cell office:value-type="float" office:value="0.88944" calcext:value-type="float">
            <text:p>0,88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39919</text:p>
          </table:table-cell>
          <table:table-cell office:value-type="float" office:value="0.713278" calcext:value-type="float">
            <text:p>0,713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44918</text:p>
          </table:table-cell>
          <table:table-cell office:value-type="float" office:value="0.163422" calcext:value-type="float">
            <text:p>0,16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49918</text:p>
          </table:table-cell>
          <table:table-cell office:value-type="float" office:value="-0.795288" calcext:value-type="float">
            <text:p>-0,7952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54917</text:p>
          </table:table-cell>
          <table:table-cell office:value-type="float" office:value="0.130693" calcext:value-type="float">
            <text:p>0,130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59917</text:p>
          </table:table-cell>
          <table:table-cell office:value-type="float" office:value="0.181554" calcext:value-type="float">
            <text:p>0,181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64917</text:p>
          </table:table-cell>
          <table:table-cell office:value-type="float" office:value="0.72856" calcext:value-type="float">
            <text:p>0,728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69916</text:p>
          </table:table-cell>
          <table:table-cell office:value-type="float" office:value="-0.286159" calcext:value-type="float">
            <text:p>-0,286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74916</text:p>
          </table:table-cell>
          <table:table-cell office:value-type="float" office:value="0.077571" calcext:value-type="float">
            <text:p>0,077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79916</text:p>
          </table:table-cell>
          <table:table-cell office:value-type="float" office:value="-0.204998" calcext:value-type="float">
            <text:p>-0,204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84915</text:p>
          </table:table-cell>
          <table:table-cell office:value-type="float" office:value="0.422896" calcext:value-type="float">
            <text:p>0,422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89915</text:p>
          </table:table-cell>
          <table:table-cell office:value-type="float" office:value="-0.627504" calcext:value-type="float">
            <text:p>-0,627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94915</text:p>
          </table:table-cell>
          <table:table-cell office:value-type="float" office:value="0.088481" calcext:value-type="float">
            <text:p>0,088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699914</text:p>
          </table:table-cell>
          <table:table-cell office:value-type="float" office:value="-0.955153" calcext:value-type="float">
            <text:p>-0,955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04914</text:p>
          </table:table-cell>
          <table:table-cell office:value-type="float" office:value="-1.081919" calcext:value-type="float">
            <text:p>-1,0819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09913</text:p>
          </table:table-cell>
          <table:table-cell office:value-type="float" office:value="1.38779" calcext:value-type="float">
            <text:p>1,38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14913</text:p>
          </table:table-cell>
          <table:table-cell office:value-type="float" office:value="0.666211" calcext:value-type="float">
            <text:p>0,666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19913</text:p>
          </table:table-cell>
          <table:table-cell office:value-type="float" office:value="-0.322744" calcext:value-type="float">
            <text:p>-0,322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24912</text:p>
          </table:table-cell>
          <table:table-cell office:value-type="float" office:value="0.248441" calcext:value-type="float">
            <text:p>0,248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29912</text:p>
          </table:table-cell>
          <table:table-cell office:value-type="float" office:value="0.031374" calcext:value-type="float">
            <text:p>0,031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34912</text:p>
          </table:table-cell>
          <table:table-cell office:value-type="float" office:value="0.143353" calcext:value-type="float">
            <text:p>0,143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39911</text:p>
          </table:table-cell>
          <table:table-cell office:value-type="float" office:value="-0.553588" calcext:value-type="float">
            <text:p>-0,553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44911</text:p>
          </table:table-cell>
          <table:table-cell office:value-type="float" office:value="0.431926" calcext:value-type="float">
            <text:p>0,431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49911</text:p>
          </table:table-cell>
          <table:table-cell office:value-type="float" office:value="0.53429" calcext:value-type="float">
            <text:p>0,5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54910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59910</text:p>
          </table:table-cell>
          <table:table-cell office:value-type="float" office:value="-0.296882" calcext:value-type="float">
            <text:p>-0,296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64910</text:p>
          </table:table-cell>
          <table:table-cell office:value-type="float" office:value="0.524202" calcext:value-type="float">
            <text:p>0,524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69909</text:p>
          </table:table-cell>
          <table:table-cell office:value-type="float" office:value="-0.005203" calcext:value-type="float">
            <text:p>-0,005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74909</text:p>
          </table:table-cell>
          <table:table-cell office:value-type="float" office:value="0.527402" calcext:value-type="float">
            <text:p>0,527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79908</text:p>
          </table:table-cell>
          <table:table-cell office:value-type="float" office:value="0.187983" calcext:value-type="float">
            <text:p>0,187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84908</text:p>
          </table:table-cell>
          <table:table-cell office:value-type="float" office:value="-0.698013" calcext:value-type="float">
            <text:p>-0,698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89908</text:p>
          </table:table-cell>
          <table:table-cell office:value-type="float" office:value="0.859271" calcext:value-type="float">
            <text:p>0,8592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94907</text:p>
          </table:table-cell>
          <table:table-cell office:value-type="float" office:value="0.245977" calcext:value-type="float">
            <text:p>0,2459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799907</text:p>
          </table:table-cell>
          <table:table-cell office:value-type="float" office:value="0.231118" calcext:value-type="float">
            <text:p>0,231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04907</text:p>
          </table:table-cell>
          <table:table-cell office:value-type="float" office:value="1.113635" calcext:value-type="float">
            <text:p>1,11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09906</text:p>
          </table:table-cell>
          <table:table-cell office:value-type="float" office:value="-0.975768" calcext:value-type="float">
            <text:p>-0,975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14906</text:p>
          </table:table-cell>
          <table:table-cell office:value-type="float" office:value="-0.112591" calcext:value-type="float">
            <text:p>-0,112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19906</text:p>
          </table:table-cell>
          <table:table-cell office:value-type="float" office:value="-0.622612" calcext:value-type="float">
            <text:p>-0,622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24905</text:p>
          </table:table-cell>
          <table:table-cell office:value-type="float" office:value="0.568119" calcext:value-type="float">
            <text:p>0,568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29905</text:p>
          </table:table-cell>
          <table:table-cell office:value-type="float" office:value="-0.261561" calcext:value-type="float">
            <text:p>-0,2615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34904</text:p>
          </table:table-cell>
          <table:table-cell office:value-type="float" office:value="-0.561385" calcext:value-type="float">
            <text:p>-0,561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39904</text:p>
          </table:table-cell>
          <table:table-cell office:value-type="float" office:value="-0.542476" calcext:value-type="float">
            <text:p>-0,542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44904</text:p>
          </table:table-cell>
          <table:table-cell office:value-type="float" office:value="0.804765" calcext:value-type="float">
            <text:p>0,8047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49903</text:p>
          </table:table-cell>
          <table:table-cell office:value-type="float" office:value="0.954077" calcext:value-type="float">
            <text:p>0,954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54903</text:p>
          </table:table-cell>
          <table:table-cell office:value-type="float" office:value="-0.213336" calcext:value-type="float">
            <text:p>-0,213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59903</text:p>
          </table:table-cell>
          <table:table-cell office:value-type="float" office:value="-0.563819" calcext:value-type="float">
            <text:p>-0,56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64902</text:p>
          </table:table-cell>
          <table:table-cell office:value-type="float" office:value="0.162149" calcext:value-type="float">
            <text:p>0,162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69902</text:p>
          </table:table-cell>
          <table:table-cell office:value-type="float" office:value="0.163837" calcext:value-type="float">
            <text:p>0,1638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74902</text:p>
          </table:table-cell>
          <table:table-cell office:value-type="float" office:value="0.732074" calcext:value-type="float">
            <text:p>0,732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79901</text:p>
          </table:table-cell>
          <table:table-cell office:value-type="float" office:value="-0.514337" calcext:value-type="float">
            <text:p>-0,514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84901</text:p>
          </table:table-cell>
          <table:table-cell office:value-type="float" office:value="-0.249689" calcext:value-type="float">
            <text:p>-0,2496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89900</text:p>
          </table:table-cell>
          <table:table-cell office:value-type="float" office:value="-0.855236" calcext:value-type="float">
            <text:p>-0,855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94900</text:p>
          </table:table-cell>
          <table:table-cell office:value-type="float" office:value="0.283652" calcext:value-type="float">
            <text:p>0,283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899900</text:p>
          </table:table-cell>
          <table:table-cell office:value-type="float" office:value="0.2251" calcext:value-type="float">
            <text:p>0,2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04899</text:p>
          </table:table-cell>
          <table:table-cell office:value-type="float" office:value="-0.684716" calcext:value-type="float">
            <text:p>-0,684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09899</text:p>
          </table:table-cell>
          <table:table-cell office:value-type="float" office:value="0.287597" calcext:value-type="float">
            <text:p>0,2875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14899</text:p>
          </table:table-cell>
          <table:table-cell office:value-type="float" office:value="0.49531" calcext:value-type="float">
            <text:p>0,495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19898</text:p>
          </table:table-cell>
          <table:table-cell office:value-type="float" office:value="-0.691695" calcext:value-type="float">
            <text:p>-0,6916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24898</text:p>
          </table:table-cell>
          <table:table-cell office:value-type="float" office:value="0.433263" calcext:value-type="float">
            <text:p>0,433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29898</text:p>
          </table:table-cell>
          <table:table-cell office:value-type="float" office:value="-0.188662" calcext:value-type="float">
            <text:p>-0,188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34897</text:p>
          </table:table-cell>
          <table:table-cell office:value-type="float" office:value="0.12071" calcext:value-type="float">
            <text:p>0,12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39897</text:p>
          </table:table-cell>
          <table:table-cell office:value-type="float" office:value="0.196206" calcext:value-type="float">
            <text:p>0,196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44896</text:p>
          </table:table-cell>
          <table:table-cell office:value-type="float" office:value="-0.202461" calcext:value-type="float">
            <text:p>-0,202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49896</text:p>
          </table:table-cell>
          <table:table-cell office:value-type="float" office:value="-0.435983" calcext:value-type="float">
            <text:p>-0,435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54896</text:p>
          </table:table-cell>
          <table:table-cell office:value-type="float" office:value="0.03327" calcext:value-type="float">
            <text:p>0,03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59895</text:p>
          </table:table-cell>
          <table:table-cell office:value-type="float" office:value="-0.784411" calcext:value-type="float">
            <text:p>-0,784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64895</text:p>
          </table:table-cell>
          <table:table-cell office:value-type="float" office:value="-0.42562" calcext:value-type="float">
            <text:p>-0,42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69895</text:p>
          </table:table-cell>
          <table:table-cell office:value-type="float" office:value="-0.371408" calcext:value-type="float">
            <text:p>-0,371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74894</text:p>
          </table:table-cell>
          <table:table-cell office:value-type="float" office:value="0.249743" calcext:value-type="float">
            <text:p>0,249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79894</text:p>
          </table:table-cell>
          <table:table-cell office:value-type="float" office:value="0.446524" calcext:value-type="float">
            <text:p>0,446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84894</text:p>
          </table:table-cell>
          <table:table-cell office:value-type="float" office:value="-0.3941" calcext:value-type="float">
            <text:p>-0,39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89893</text:p>
          </table:table-cell>
          <table:table-cell office:value-type="float" office:value="-0.091623" calcext:value-type="float">
            <text:p>-0,091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94893</text:p>
          </table:table-cell>
          <table:table-cell office:value-type="float" office:value="1.03738" calcext:value-type="float">
            <text:p>1,03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99892</text:p>
          </table:table-cell>
          <table:table-cell office:value-type="float" office:value="-0.134982" calcext:value-type="float">
            <text:p>-0,134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04892</text:p>
          </table:table-cell>
          <table:table-cell office:value-type="float" office:value="0.229478" calcext:value-type="float">
            <text:p>0,229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09892</text:p>
          </table:table-cell>
          <table:table-cell office:value-type="float" office:value="0.766885" calcext:value-type="float">
            <text:p>0,766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14892</text:p>
          </table:table-cell>
          <table:table-cell office:value-type="float" office:value="0.12978" calcext:value-type="float">
            <text:p>0,12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19891</text:p>
          </table:table-cell>
          <table:table-cell office:value-type="float" office:value="-0.422314" calcext:value-type="float">
            <text:p>-0,422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24891</text:p>
          </table:table-cell>
          <table:table-cell office:value-type="float" office:value="0.666206" calcext:value-type="float">
            <text:p>0,666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29891</text:p>
          </table:table-cell>
          <table:table-cell office:value-type="float" office:value="-0.224913" calcext:value-type="float">
            <text:p>-0,224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34890</text:p>
          </table:table-cell>
          <table:table-cell office:value-type="float" office:value="-0.24607" calcext:value-type="float">
            <text:p>-0,24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39890</text:p>
          </table:table-cell>
          <table:table-cell office:value-type="float" office:value="-0.662012" calcext:value-type="float">
            <text:p>-0,662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44889</text:p>
          </table:table-cell>
          <table:table-cell office:value-type="float" office:value="-0.38434" calcext:value-type="float">
            <text:p>-0,38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49889</text:p>
          </table:table-cell>
          <table:table-cell office:value-type="float" office:value="-0.68496" calcext:value-type="float">
            <text:p>-0,68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54889</text:p>
          </table:table-cell>
          <table:table-cell office:value-type="float" office:value="0.37526" calcext:value-type="float">
            <text:p>0,37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59888</text:p>
          </table:table-cell>
          <table:table-cell office:value-type="float" office:value="-0.093559" calcext:value-type="float">
            <text:p>-0,093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64888</text:p>
          </table:table-cell>
          <table:table-cell office:value-type="float" office:value="-0.654826" calcext:value-type="float">
            <text:p>-0,654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69888</text:p>
          </table:table-cell>
          <table:table-cell office:value-type="float" office:value="-0.164383" calcext:value-type="float">
            <text:p>-0,164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74887</text:p>
          </table:table-cell>
          <table:table-cell office:value-type="float" office:value="0.222844" calcext:value-type="float">
            <text:p>0,222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79887</text:p>
          </table:table-cell>
          <table:table-cell office:value-type="float" office:value="-0.147462" calcext:value-type="float">
            <text:p>-0,147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84887</text:p>
          </table:table-cell>
          <table:table-cell office:value-type="float" office:value="-0.063835" calcext:value-type="float">
            <text:p>-0,063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89886</text:p>
          </table:table-cell>
          <table:table-cell office:value-type="float" office:value="0.5868" calcext:value-type="float">
            <text:p>0,5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94886</text:p>
          </table:table-cell>
          <table:table-cell office:value-type="float" office:value="-0.234034" calcext:value-type="float">
            <text:p>-0,234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99885</text:p>
          </table:table-cell>
          <table:table-cell office:value-type="float" office:value="0.076249" calcext:value-type="float">
            <text:p>0,076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04885</text:p>
          </table:table-cell>
          <table:table-cell office:value-type="float" office:value="0.03006" calcext:value-type="float">
            <text:p>0,03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09885</text:p>
          </table:table-cell>
          <table:table-cell office:value-type="float" office:value="-0.222607" calcext:value-type="float">
            <text:p>-0,222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14884</text:p>
          </table:table-cell>
          <table:table-cell office:value-type="float" office:value="-0.026288" calcext:value-type="float">
            <text:p>-0,0262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19884</text:p>
          </table:table-cell>
          <table:table-cell office:value-type="float" office:value="-0.137296" calcext:value-type="float">
            <text:p>-0,1372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24884</text:p>
          </table:table-cell>
          <table:table-cell office:value-type="float" office:value="-0.926746" calcext:value-type="float">
            <text:p>-0,926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29883</text:p>
          </table:table-cell>
          <table:table-cell office:value-type="float" office:value="-0.364654" calcext:value-type="float">
            <text:p>-0,364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34883</text:p>
          </table:table-cell>
          <table:table-cell office:value-type="float" office:value="0.126094" calcext:value-type="float">
            <text:p>0,126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39883</text:p>
          </table:table-cell>
          <table:table-cell office:value-type="float" office:value="-0.599589" calcext:value-type="float">
            <text:p>-0,599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44882</text:p>
          </table:table-cell>
          <table:table-cell office:value-type="float" office:value="-0.609315" calcext:value-type="float">
            <text:p>-0,609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49882</text:p>
          </table:table-cell>
          <table:table-cell office:value-type="float" office:value="0.978247" calcext:value-type="float">
            <text:p>0,978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54881</text:p>
          </table:table-cell>
          <table:table-cell office:value-type="float" office:value="0.67685" calcext:value-type="float">
            <text:p>0,676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59881</text:p>
          </table:table-cell>
          <table:table-cell office:value-type="float" office:value="0.388436" calcext:value-type="float">
            <text:p>0,388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64881</text:p>
          </table:table-cell>
          <table:table-cell office:value-type="float" office:value="-0.163397" calcext:value-type="float">
            <text:p>-0,163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69880</text:p>
          </table:table-cell>
          <table:table-cell office:value-type="float" office:value="-0.592287" calcext:value-type="float">
            <text:p>-0,5922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74880</text:p>
          </table:table-cell>
          <table:table-cell office:value-type="float" office:value="0.137845" calcext:value-type="float">
            <text:p>0,1378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79880</text:p>
          </table:table-cell>
          <table:table-cell office:value-type="float" office:value="0.384409" calcext:value-type="float">
            <text:p>0,384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84879</text:p>
          </table:table-cell>
          <table:table-cell office:value-type="float" office:value="-0.340981" calcext:value-type="float">
            <text:p>-0,340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89879</text:p>
          </table:table-cell>
          <table:table-cell office:value-type="float" office:value="0.367692" calcext:value-type="float">
            <text:p>0,367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94879</text:p>
          </table:table-cell>
          <table:table-cell office:value-type="float" office:value="-0.410807" calcext:value-type="float">
            <text:p>-0,4108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199878</text:p>
          </table:table-cell>
          <table:table-cell office:value-type="float" office:value="-0.267222" calcext:value-type="float">
            <text:p>-0,267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04878</text:p>
          </table:table-cell>
          <table:table-cell office:value-type="float" office:value="-0.907181" calcext:value-type="float">
            <text:p>-0,9071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09877</text:p>
          </table:table-cell>
          <table:table-cell office:value-type="float" office:value="0.365181" calcext:value-type="float">
            <text:p>0,3651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14877</text:p>
          </table:table-cell>
          <table:table-cell office:value-type="float" office:value="-0.131079" calcext:value-type="float">
            <text:p>-0,131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19877</text:p>
          </table:table-cell>
          <table:table-cell office:value-type="float" office:value="0.70116" calcext:value-type="float">
            <text:p>0,7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4876</text:p>
          </table:table-cell>
          <table:table-cell office:value-type="float" office:value="0.545362" calcext:value-type="float">
            <text:p>0,545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9876</text:p>
          </table:table-cell>
          <table:table-cell office:value-type="float" office:value="0.545873" calcext:value-type="float">
            <text:p>0,5458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34876</text:p>
          </table:table-cell>
          <table:table-cell office:value-type="float" office:value="-0.457874" calcext:value-type="float">
            <text:p>-0,457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39875</text:p>
          </table:table-cell>
          <table:table-cell office:value-type="float" office:value="0.767218" calcext:value-type="float">
            <text:p>0,767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44875</text:p>
          </table:table-cell>
          <table:table-cell office:value-type="float" office:value="-0.138813" calcext:value-type="float">
            <text:p>-0,138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49875</text:p>
          </table:table-cell>
          <table:table-cell office:value-type="float" office:value="0.609702" calcext:value-type="float">
            <text:p>0,609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54874</text:p>
          </table:table-cell>
          <table:table-cell office:value-type="float" office:value="-0.658595" calcext:value-type="float">
            <text:p>-0,658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59874</text:p>
          </table:table-cell>
          <table:table-cell office:value-type="float" office:value="-0.32894" calcext:value-type="float">
            <text:p>-0,32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64874</text:p>
          </table:table-cell>
          <table:table-cell office:value-type="float" office:value="0.259518" calcext:value-type="float">
            <text:p>0,259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69873</text:p>
          </table:table-cell>
          <table:table-cell office:value-type="float" office:value="0.045195" calcext:value-type="float">
            <text:p>0,045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74873</text:p>
          </table:table-cell>
          <table:table-cell office:value-type="float" office:value="-0.01785" calcext:value-type="float">
            <text:p>-0,017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79872</text:p>
          </table:table-cell>
          <table:table-cell office:value-type="float" office:value="0.153959" calcext:value-type="float">
            <text:p>0,1539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84872</text:p>
          </table:table-cell>
          <table:table-cell office:value-type="float" office:value="-0.157791" calcext:value-type="float">
            <text:p>-0,157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89872</text:p>
          </table:table-cell>
          <table:table-cell office:value-type="float" office:value="-0.196355" calcext:value-type="float">
            <text:p>-0,196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94871</text:p>
          </table:table-cell>
          <table:table-cell office:value-type="float" office:value="0.39397" calcext:value-type="float">
            <text:p>0,39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99871</text:p>
          </table:table-cell>
          <table:table-cell office:value-type="float" office:value="-0.176998" calcext:value-type="float">
            <text:p>-0,176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04871</text:p>
          </table:table-cell>
          <table:table-cell office:value-type="float" office:value="0.228389" calcext:value-type="float">
            <text:p>0,228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09870</text:p>
          </table:table-cell>
          <table:table-cell office:value-type="float" office:value="-0.916483" calcext:value-type="float">
            <text:p>-0,916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14870</text:p>
          </table:table-cell>
          <table:table-cell office:value-type="float" office:value="-0.526842" calcext:value-type="float">
            <text:p>-0,526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19870</text:p>
          </table:table-cell>
          <table:table-cell office:value-type="float" office:value="-0.836109" calcext:value-type="float">
            <text:p>-0,836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24869</text:p>
          </table:table-cell>
          <table:table-cell office:value-type="float" office:value="0.295285" calcext:value-type="float">
            <text:p>0,295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29869</text:p>
          </table:table-cell>
          <table:table-cell office:value-type="float" office:value="0.333113" calcext:value-type="float">
            <text:p>0,333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34868</text:p>
          </table:table-cell>
          <table:table-cell office:value-type="float" office:value="-0.139505" calcext:value-type="float">
            <text:p>-0,139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39868</text:p>
          </table:table-cell>
          <table:table-cell office:value-type="float" office:value="0.689693" calcext:value-type="float">
            <text:p>0,689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44868</text:p>
          </table:table-cell>
          <table:table-cell office:value-type="float" office:value="-0.444635" calcext:value-type="float">
            <text:p>-0,444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49867</text:p>
          </table:table-cell>
          <table:table-cell office:value-type="float" office:value="-0.304911" calcext:value-type="float">
            <text:p>-0,304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54867</text:p>
          </table:table-cell>
          <table:table-cell office:value-type="float" office:value="0.521432" calcext:value-type="float">
            <text:p>0,521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59867</text:p>
          </table:table-cell>
          <table:table-cell office:value-type="float" office:value="-0.070359" calcext:value-type="float">
            <text:p>-0,07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64866</text:p>
          </table:table-cell>
          <table:table-cell office:value-type="float" office:value="0.038251" calcext:value-type="float">
            <text:p>0,038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69866</text:p>
          </table:table-cell>
          <table:table-cell office:value-type="float" office:value="-0.368654" calcext:value-type="float">
            <text:p>-0,368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74866</text:p>
          </table:table-cell>
          <table:table-cell office:value-type="float" office:value="0.000327" calcext:value-type="float">
            <text:p>0,00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79865</text:p>
          </table:table-cell>
          <table:table-cell office:value-type="float" office:value="-0.066259" calcext:value-type="float">
            <text:p>-0,066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84865</text:p>
          </table:table-cell>
          <table:table-cell office:value-type="float" office:value="0.119592" calcext:value-type="float">
            <text:p>0,119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89864</text:p>
          </table:table-cell>
          <table:table-cell office:value-type="float" office:value="-0.554809" calcext:value-type="float">
            <text:p>-0,5548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94864</text:p>
          </table:table-cell>
          <table:table-cell office:value-type="float" office:value="0.583275" calcext:value-type="float">
            <text:p>0,583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399864</text:p>
          </table:table-cell>
          <table:table-cell office:value-type="float" office:value="0.332905" calcext:value-type="float">
            <text:p>0,3329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04863</text:p>
          </table:table-cell>
          <table:table-cell office:value-type="float" office:value="0.955668" calcext:value-type="float">
            <text:p>0,955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09863</text:p>
          </table:table-cell>
          <table:table-cell office:value-type="float" office:value="0.284211" calcext:value-type="float">
            <text:p>0,284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14863</text:p>
          </table:table-cell>
          <table:table-cell office:value-type="float" office:value="0.619153" calcext:value-type="float">
            <text:p>0,619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19862</text:p>
          </table:table-cell>
          <table:table-cell office:value-type="float" office:value="-0.313764" calcext:value-type="float">
            <text:p>-0,313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24862</text:p>
          </table:table-cell>
          <table:table-cell office:value-type="float" office:value="-0.40449" calcext:value-type="float">
            <text:p>-0,40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29862</text:p>
          </table:table-cell>
          <table:table-cell office:value-type="float" office:value="-0.015223" calcext:value-type="float">
            <text:p>-0,015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34861</text:p>
          </table:table-cell>
          <table:table-cell office:value-type="float" office:value="-1.267415" calcext:value-type="float">
            <text:p>-1,267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39861</text:p>
          </table:table-cell>
          <table:table-cell office:value-type="float" office:value="0.547194" calcext:value-type="float">
            <text:p>0,547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44860</text:p>
          </table:table-cell>
          <table:table-cell office:value-type="float" office:value="-0.178443" calcext:value-type="float">
            <text:p>-0,178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49860</text:p>
          </table:table-cell>
          <table:table-cell office:value-type="float" office:value="0.540114" calcext:value-type="float">
            <text:p>0,54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54860</text:p>
          </table:table-cell>
          <table:table-cell office:value-type="float" office:value="-0.438471" calcext:value-type="float">
            <text:p>-0,438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59859</text:p>
          </table:table-cell>
          <table:table-cell office:value-type="float" office:value="-0.252349" calcext:value-type="float">
            <text:p>-0,252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64859</text:p>
          </table:table-cell>
          <table:table-cell office:value-type="float" office:value="0.667465" calcext:value-type="float">
            <text:p>0,667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69859</text:p>
          </table:table-cell>
          <table:table-cell office:value-type="float" office:value="0.02638" calcext:value-type="float">
            <text:p>0,0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74858</text:p>
          </table:table-cell>
          <table:table-cell office:value-type="float" office:value="-0.778198" calcext:value-type="float">
            <text:p>-0,778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79858</text:p>
          </table:table-cell>
          <table:table-cell office:value-type="float" office:value="-0.61361" calcext:value-type="float">
            <text:p>-0,61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84858</text:p>
          </table:table-cell>
          <table:table-cell office:value-type="float" office:value="-0.753896" calcext:value-type="float">
            <text:p>-0,753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89857</text:p>
          </table:table-cell>
          <table:table-cell office:value-type="float" office:value="-0.382077" calcext:value-type="float">
            <text:p>-0,382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94857</text:p>
          </table:table-cell>
          <table:table-cell office:value-type="float" office:value="-0.482404" calcext:value-type="float">
            <text:p>-0,482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499856</text:p>
          </table:table-cell>
          <table:table-cell office:value-type="float" office:value="0.58789" calcext:value-type="float">
            <text:p>0,587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04856</text:p>
          </table:table-cell>
          <table:table-cell office:value-type="float" office:value="0.231585" calcext:value-type="float">
            <text:p>0,231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09856</text:p>
          </table:table-cell>
          <table:table-cell office:value-type="float" office:value="0.226062" calcext:value-type="float">
            <text:p>0,226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14855</text:p>
          </table:table-cell>
          <table:table-cell office:value-type="float" office:value="-0.446121" calcext:value-type="float">
            <text:p>-0,446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19855</text:p>
          </table:table-cell>
          <table:table-cell office:value-type="float" office:value="-0.477518" calcext:value-type="float">
            <text:p>-0,477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24855</text:p>
          </table:table-cell>
          <table:table-cell office:value-type="float" office:value="-0.060185" calcext:value-type="float">
            <text:p>-0,060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29854</text:p>
          </table:table-cell>
          <table:table-cell office:value-type="float" office:value="-0.164478" calcext:value-type="float">
            <text:p>-0,164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34854</text:p>
          </table:table-cell>
          <table:table-cell office:value-type="float" office:value="-0.472893" calcext:value-type="float">
            <text:p>-0,472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39854</text:p>
          </table:table-cell>
          <table:table-cell office:value-type="float" office:value="-0.964292" calcext:value-type="float">
            <text:p>-0,964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44853</text:p>
          </table:table-cell>
          <table:table-cell office:value-type="float" office:value="0.669937" calcext:value-type="float">
            <text:p>0,6699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49853</text:p>
          </table:table-cell>
          <table:table-cell office:value-type="float" office:value="0.033529" calcext:value-type="float">
            <text:p>0,033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54852</text:p>
          </table:table-cell>
          <table:table-cell office:value-type="float" office:value="-0.46398" calcext:value-type="float">
            <text:p>-0,46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59852</text:p>
          </table:table-cell>
          <table:table-cell office:value-type="float" office:value="-0.171285" calcext:value-type="float">
            <text:p>-0,171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64852</text:p>
          </table:table-cell>
          <table:table-cell office:value-type="float" office:value="-0.063216" calcext:value-type="float">
            <text:p>-0,063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69851</text:p>
          </table:table-cell>
          <table:table-cell office:value-type="float" office:value="0.129992" calcext:value-type="float">
            <text:p>0,129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74851</text:p>
          </table:table-cell>
          <table:table-cell office:value-type="float" office:value="-0.516554" calcext:value-type="float">
            <text:p>-0,516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79851</text:p>
          </table:table-cell>
          <table:table-cell office:value-type="float" office:value="0.73352" calcext:value-type="float">
            <text:p>0,73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84850</text:p>
          </table:table-cell>
          <table:table-cell office:value-type="float" office:value="-0.384484" calcext:value-type="float">
            <text:p>-0,384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89850</text:p>
          </table:table-cell>
          <table:table-cell office:value-type="float" office:value="-0.178792" calcext:value-type="float">
            <text:p>-0,178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94850</text:p>
          </table:table-cell>
          <table:table-cell office:value-type="float" office:value="1.505885" calcext:value-type="float">
            <text:p>1,505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599849</text:p>
          </table:table-cell>
          <table:table-cell office:value-type="float" office:value="-0.640536" calcext:value-type="float">
            <text:p>-0,640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04849</text:p>
          </table:table-cell>
          <table:table-cell office:value-type="float" office:value="-0.329005" calcext:value-type="float">
            <text:p>-0,329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09848</text:p>
          </table:table-cell>
          <table:table-cell office:value-type="float" office:value="0.837643" calcext:value-type="float">
            <text:p>0,8376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14848</text:p>
          </table:table-cell>
          <table:table-cell office:value-type="float" office:value="0.218318" calcext:value-type="float">
            <text:p>0,218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19848</text:p>
          </table:table-cell>
          <table:table-cell office:value-type="float" office:value="-0.412574" calcext:value-type="float">
            <text:p>-0,4125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24847</text:p>
          </table:table-cell>
          <table:table-cell office:value-type="float" office:value="-0.01454" calcext:value-type="float">
            <text:p>-0,01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29847</text:p>
          </table:table-cell>
          <table:table-cell office:value-type="float" office:value="0.072366" calcext:value-type="float">
            <text:p>0,07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34847</text:p>
          </table:table-cell>
          <table:table-cell office:value-type="float" office:value="0.311549" calcext:value-type="float">
            <text:p>0,311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39846</text:p>
          </table:table-cell>
          <table:table-cell office:value-type="float" office:value="-0.070546" calcext:value-type="float">
            <text:p>-0,070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44846</text:p>
          </table:table-cell>
          <table:table-cell office:value-type="float" office:value="0.374613" calcext:value-type="float">
            <text:p>0,374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49846</text:p>
          </table:table-cell>
          <table:table-cell office:value-type="float" office:value="-0.087389" calcext:value-type="float">
            <text:p>-0,087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54845</text:p>
          </table:table-cell>
          <table:table-cell office:value-type="float" office:value="-0.745349" calcext:value-type="float">
            <text:p>-0,745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59845</text:p>
          </table:table-cell>
          <table:table-cell office:value-type="float" office:value="0.179134" calcext:value-type="float">
            <text:p>0,179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64845</text:p>
          </table:table-cell>
          <table:table-cell office:value-type="float" office:value="-0.340195" calcext:value-type="float">
            <text:p>-0,340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69844</text:p>
          </table:table-cell>
          <table:table-cell office:value-type="float" office:value="0.162983" calcext:value-type="float">
            <text:p>0,162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74844</text:p>
          </table:table-cell>
          <table:table-cell office:value-type="float" office:value="0.26304" calcext:value-type="float">
            <text:p>0,26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79843</text:p>
          </table:table-cell>
          <table:table-cell office:value-type="float" office:value="0.259134" calcext:value-type="float">
            <text:p>0,259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84843</text:p>
          </table:table-cell>
          <table:table-cell office:value-type="float" office:value="-0.301827" calcext:value-type="float">
            <text:p>-0,301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89843</text:p>
          </table:table-cell>
          <table:table-cell office:value-type="float" office:value="1.304005" calcext:value-type="float">
            <text:p>1,304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94842</text:p>
          </table:table-cell>
          <table:table-cell office:value-type="float" office:value="-0.705495" calcext:value-type="float">
            <text:p>-0,705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699842</text:p>
          </table:table-cell>
          <table:table-cell office:value-type="float" office:value="-0.659512" calcext:value-type="float">
            <text:p>-0,659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04842</text:p>
          </table:table-cell>
          <table:table-cell office:value-type="float" office:value="-1.01879" calcext:value-type="float">
            <text:p>-1,018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09841</text:p>
          </table:table-cell>
          <table:table-cell office:value-type="float" office:value="0.095379" calcext:value-type="float">
            <text:p>0,095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14841</text:p>
          </table:table-cell>
          <table:table-cell office:value-type="float" office:value="-0.783062" calcext:value-type="float">
            <text:p>-0,783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19841</text:p>
          </table:table-cell>
          <table:table-cell office:value-type="float" office:value="0.651639" calcext:value-type="float">
            <text:p>0,651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24840</text:p>
          </table:table-cell>
          <table:table-cell office:value-type="float" office:value="-0.922045" calcext:value-type="float">
            <text:p>-0,922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29840</text:p>
          </table:table-cell>
          <table:table-cell office:value-type="float" office:value="-0.684043" calcext:value-type="float">
            <text:p>-0,684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34839</text:p>
          </table:table-cell>
          <table:table-cell office:value-type="float" office:value="0.204566" calcext:value-type="float">
            <text:p>0,20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39839</text:p>
          </table:table-cell>
          <table:table-cell office:value-type="float" office:value="0.363747" calcext:value-type="float">
            <text:p>0,363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44839</text:p>
          </table:table-cell>
          <table:table-cell office:value-type="float" office:value="-0.537818" calcext:value-type="float">
            <text:p>-0,537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49838</text:p>
          </table:table-cell>
          <table:table-cell office:value-type="float" office:value="-0.254456" calcext:value-type="float">
            <text:p>-0,25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54838</text:p>
          </table:table-cell>
          <table:table-cell office:value-type="float" office:value="0.378309" calcext:value-type="float">
            <text:p>0,378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59838</text:p>
          </table:table-cell>
          <table:table-cell office:value-type="float" office:value="0.146168" calcext:value-type="float">
            <text:p>0,146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64837</text:p>
          </table:table-cell>
          <table:table-cell office:value-type="float" office:value="-0.183059" calcext:value-type="float">
            <text:p>-0,183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69837</text:p>
          </table:table-cell>
          <table:table-cell office:value-type="float" office:value="-0.000779" calcext:value-type="float">
            <text:p>-0,000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74837</text:p>
          </table:table-cell>
          <table:table-cell office:value-type="float" office:value="0.058851" calcext:value-type="float">
            <text:p>0,058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79836</text:p>
          </table:table-cell>
          <table:table-cell office:value-type="float" office:value="-0.281609" calcext:value-type="float">
            <text:p>-0,281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84836</text:p>
          </table:table-cell>
          <table:table-cell office:value-type="float" office:value="-1.320476" calcext:value-type="float">
            <text:p>-1,320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89835</text:p>
          </table:table-cell>
          <table:table-cell office:value-type="float" office:value="-0.314991" calcext:value-type="float">
            <text:p>-0,314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94835</text:p>
          </table:table-cell>
          <table:table-cell office:value-type="float" office:value="-0.00851" calcext:value-type="float">
            <text:p>-0,00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99835</text:p>
          </table:table-cell>
          <table:table-cell office:value-type="float" office:value="0.494835" calcext:value-type="float">
            <text:p>0,494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04834</text:p>
          </table:table-cell>
          <table:table-cell office:value-type="float" office:value="0.291836" calcext:value-type="float">
            <text:p>0,291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09834</text:p>
          </table:table-cell>
          <table:table-cell office:value-type="float" office:value="-0.163221" calcext:value-type="float">
            <text:p>-0,16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14834</text:p>
          </table:table-cell>
          <table:table-cell office:value-type="float" office:value="-0.226185" calcext:value-type="float">
            <text:p>-0,226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19833</text:p>
          </table:table-cell>
          <table:table-cell office:value-type="float" office:value="0.239403" calcext:value-type="float">
            <text:p>0,239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24833</text:p>
          </table:table-cell>
          <table:table-cell office:value-type="float" office:value="0.848367" calcext:value-type="float">
            <text:p>0,848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29833</text:p>
          </table:table-cell>
          <table:table-cell office:value-type="float" office:value="-0.53899" calcext:value-type="float">
            <text:p>-0,53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34832</text:p>
          </table:table-cell>
          <table:table-cell office:value-type="float" office:value="-0.640678" calcext:value-type="float">
            <text:p>-0,640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39832</text:p>
          </table:table-cell>
          <table:table-cell office:value-type="float" office:value="0.147573" calcext:value-type="float">
            <text:p>0,147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44831</text:p>
          </table:table-cell>
          <table:table-cell office:value-type="float" office:value="0.293153" calcext:value-type="float">
            <text:p>0,293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49831</text:p>
          </table:table-cell>
          <table:table-cell office:value-type="float" office:value="0.261718" calcext:value-type="float">
            <text:p>0,261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54831</text:p>
          </table:table-cell>
          <table:table-cell office:value-type="float" office:value="-0.401244" calcext:value-type="float">
            <text:p>-0,401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59830</text:p>
          </table:table-cell>
          <table:table-cell office:value-type="float" office:value="-0.442801" calcext:value-type="float">
            <text:p>-0,442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64830</text:p>
          </table:table-cell>
          <table:table-cell office:value-type="float" office:value="0.144002" calcext:value-type="float">
            <text:p>0,144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69830</text:p>
          </table:table-cell>
          <table:table-cell office:value-type="float" office:value="-0.424179" calcext:value-type="float">
            <text:p>-0,424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74829</text:p>
          </table:table-cell>
          <table:table-cell office:value-type="float" office:value="0.574468" calcext:value-type="float">
            <text:p>0,574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79829</text:p>
          </table:table-cell>
          <table:table-cell office:value-type="float" office:value="-0.468123" calcext:value-type="float">
            <text:p>-0,468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84829</text:p>
          </table:table-cell>
          <table:table-cell office:value-type="float" office:value="0.504824" calcext:value-type="float">
            <text:p>0,504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89828</text:p>
          </table:table-cell>
          <table:table-cell office:value-type="float" office:value="0.042497" calcext:value-type="float">
            <text:p>0,042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94828</text:p>
          </table:table-cell>
          <table:table-cell office:value-type="float" office:value="0.573245" calcext:value-type="float">
            <text:p>0,573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99827</text:p>
          </table:table-cell>
          <table:table-cell office:value-type="float" office:value="-0.124392" calcext:value-type="float">
            <text:p>-0,124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04827</text:p>
          </table:table-cell>
          <table:table-cell office:value-type="float" office:value="-0.053915" calcext:value-type="float">
            <text:p>-0,053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09827</text:p>
          </table:table-cell>
          <table:table-cell office:value-type="float" office:value="-0.007337" calcext:value-type="float">
            <text:p>-0,007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14826</text:p>
          </table:table-cell>
          <table:table-cell office:value-type="float" office:value="1.041601" calcext:value-type="float">
            <text:p>1,041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19826</text:p>
          </table:table-cell>
          <table:table-cell office:value-type="float" office:value="-0.113297" calcext:value-type="float">
            <text:p>-0,113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24826</text:p>
          </table:table-cell>
          <table:table-cell office:value-type="float" office:value="-0.130011" calcext:value-type="float">
            <text:p>-0,130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29825</text:p>
          </table:table-cell>
          <table:table-cell office:value-type="float" office:value="-0.276808" calcext:value-type="float">
            <text:p>-0,276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34825</text:p>
          </table:table-cell>
          <table:table-cell office:value-type="float" office:value="0.804329" calcext:value-type="float">
            <text:p>0,804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39825</text:p>
          </table:table-cell>
          <table:table-cell office:value-type="float" office:value="-0.875037" calcext:value-type="float">
            <text:p>-0,875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44824</text:p>
          </table:table-cell>
          <table:table-cell office:value-type="float" office:value="-0.312067" calcext:value-type="float">
            <text:p>-0,312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49824</text:p>
          </table:table-cell>
          <table:table-cell office:value-type="float" office:value="-0.001019" calcext:value-type="float">
            <text:p>-0,001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54823</text:p>
          </table:table-cell>
          <table:table-cell office:value-type="float" office:value="-0.378644" calcext:value-type="float">
            <text:p>-0,378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59823</text:p>
          </table:table-cell>
          <table:table-cell office:value-type="float" office:value="0.608588" calcext:value-type="float">
            <text:p>0,608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64823</text:p>
          </table:table-cell>
          <table:table-cell office:value-type="float" office:value="0.334015" calcext:value-type="float">
            <text:p>0,334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69822</text:p>
          </table:table-cell>
          <table:table-cell office:value-type="float" office:value="0.417085" calcext:value-type="float">
            <text:p>0,417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74822</text:p>
          </table:table-cell>
          <table:table-cell office:value-type="float" office:value="0.128518" calcext:value-type="float">
            <text:p>0,128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79822</text:p>
          </table:table-cell>
          <table:table-cell office:value-type="float" office:value="-0.173067" calcext:value-type="float">
            <text:p>-0,173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84821</text:p>
          </table:table-cell>
          <table:table-cell office:value-type="float" office:value="-0.930289" calcext:value-type="float">
            <text:p>-0,9302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89821</text:p>
          </table:table-cell>
          <table:table-cell office:value-type="float" office:value="0.152689" calcext:value-type="float">
            <text:p>0,1526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94821</text:p>
          </table:table-cell>
          <table:table-cell office:value-type="float" office:value="-0.348395" calcext:value-type="float">
            <text:p>-0,348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999820</text:p>
          </table:table-cell>
          <table:table-cell office:value-type="float" office:value="-0.395383" calcext:value-type="float">
            <text:p>-0,395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04820</text:p>
          </table:table-cell>
          <table:table-cell office:value-type="float" office:value="0.116863" calcext:value-type="float">
            <text:p>0,116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09820</text:p>
          </table:table-cell>
          <table:table-cell office:value-type="float" office:value="-0.392665" calcext:value-type="float">
            <text:p>-0,392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14819</text:p>
          </table:table-cell>
          <table:table-cell office:value-type="float" office:value="-0.53836" calcext:value-type="float">
            <text:p>-0,53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19819</text:p>
          </table:table-cell>
          <table:table-cell office:value-type="float" office:value="0.291931" calcext:value-type="float">
            <text:p>0,291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24818</text:p>
          </table:table-cell>
          <table:table-cell office:value-type="float" office:value="-0.411974" calcext:value-type="float">
            <text:p>-0,411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29818</text:p>
          </table:table-cell>
          <table:table-cell office:value-type="float" office:value="0.007954" calcext:value-type="float">
            <text:p>0,007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34818</text:p>
          </table:table-cell>
          <table:table-cell office:value-type="float" office:value="-0.422143" calcext:value-type="float">
            <text:p>-0,422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39817</text:p>
          </table:table-cell>
          <table:table-cell office:value-type="float" office:value="0.770028" calcext:value-type="float">
            <text:p>0,770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44817</text:p>
          </table:table-cell>
          <table:table-cell office:value-type="float" office:value="0.408752" calcext:value-type="float">
            <text:p>0,4087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49817</text:p>
          </table:table-cell>
          <table:table-cell office:value-type="float" office:value="0.726669" calcext:value-type="float">
            <text:p>0,726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54816</text:p>
          </table:table-cell>
          <table:table-cell office:value-type="float" office:value="0.12399" calcext:value-type="float">
            <text:p>0,12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59816</text:p>
          </table:table-cell>
          <table:table-cell office:value-type="float" office:value="-0.011011" calcext:value-type="float">
            <text:p>-0,011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64816</text:p>
          </table:table-cell>
          <table:table-cell office:value-type="float" office:value="0.458183" calcext:value-type="float">
            <text:p>0,4581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69815</text:p>
          </table:table-cell>
          <table:table-cell office:value-type="float" office:value="-0.319181" calcext:value-type="float">
            <text:p>-0,3191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74815</text:p>
          </table:table-cell>
          <table:table-cell office:value-type="float" office:value="0.314693" calcext:value-type="float">
            <text:p>0,314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79814</text:p>
          </table:table-cell>
          <table:table-cell office:value-type="float" office:value="-0.255401" calcext:value-type="float">
            <text:p>-0,255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84814</text:p>
          </table:table-cell>
          <table:table-cell office:value-type="float" office:value="0.335485" calcext:value-type="float">
            <text:p>0,335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89814</text:p>
          </table:table-cell>
          <table:table-cell office:value-type="float" office:value="-0.600814" calcext:value-type="float">
            <text:p>-0,600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94813</text:p>
          </table:table-cell>
          <table:table-cell office:value-type="float" office:value="-0.128418" calcext:value-type="float">
            <text:p>-0,128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099813</text:p>
          </table:table-cell>
          <table:table-cell office:value-type="float" office:value="0.157982" calcext:value-type="float">
            <text:p>0,157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04813</text:p>
          </table:table-cell>
          <table:table-cell office:value-type="float" office:value="-0.13725" calcext:value-type="float">
            <text:p>-0,13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09812</text:p>
          </table:table-cell>
          <table:table-cell office:value-type="float" office:value="-0.133862" calcext:value-type="float">
            <text:p>-0,133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14812</text:p>
          </table:table-cell>
          <table:table-cell office:value-type="float" office:value="-0.229127" calcext:value-type="float">
            <text:p>-0,229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19812</text:p>
          </table:table-cell>
          <table:table-cell office:value-type="float" office:value="-0.08375" calcext:value-type="float">
            <text:p>-0,08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24811</text:p>
          </table:table-cell>
          <table:table-cell office:value-type="float" office:value="0.394279" calcext:value-type="float">
            <text:p>0,394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29811</text:p>
          </table:table-cell>
          <table:table-cell office:value-type="float" office:value="0.229085" calcext:value-type="float">
            <text:p>0,229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34810</text:p>
          </table:table-cell>
          <table:table-cell office:value-type="float" office:value="0.576492" calcext:value-type="float">
            <text:p>0,57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39810</text:p>
          </table:table-cell>
          <table:table-cell office:value-type="float" office:value="-0.246954" calcext:value-type="float">
            <text:p>-0,246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44810</text:p>
          </table:table-cell>
          <table:table-cell office:value-type="float" office:value="-0.542065" calcext:value-type="float">
            <text:p>-0,542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49809</text:p>
          </table:table-cell>
          <table:table-cell office:value-type="float" office:value="0.2139" calcext:value-type="float">
            <text:p>0,2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54809</text:p>
          </table:table-cell>
          <table:table-cell office:value-type="float" office:value="-0.906664" calcext:value-type="float">
            <text:p>-0,906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59809</text:p>
          </table:table-cell>
          <table:table-cell office:value-type="float" office:value="0.845093" calcext:value-type="float">
            <text:p>0,8450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64808</text:p>
          </table:table-cell>
          <table:table-cell office:value-type="float" office:value="0.603479" calcext:value-type="float">
            <text:p>0,6034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69808</text:p>
          </table:table-cell>
          <table:table-cell office:value-type="float" office:value="0.133422" calcext:value-type="float">
            <text:p>0,13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74808</text:p>
          </table:table-cell>
          <table:table-cell office:value-type="float" office:value="0.434791" calcext:value-type="float">
            <text:p>0,434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79807</text:p>
          </table:table-cell>
          <table:table-cell office:value-type="float" office:value="-0.742723" calcext:value-type="float">
            <text:p>-0,7427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84807</text:p>
          </table:table-cell>
          <table:table-cell office:value-type="float" office:value="-0.303099" calcext:value-type="float">
            <text:p>-0,30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89806</text:p>
          </table:table-cell>
          <table:table-cell office:value-type="float" office:value="0.643056" calcext:value-type="float">
            <text:p>0,643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94806</text:p>
          </table:table-cell>
          <table:table-cell office:value-type="float" office:value="0.116252" calcext:value-type="float">
            <text:p>0,116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99806</text:p>
          </table:table-cell>
          <table:table-cell office:value-type="float" office:value="0.713918" calcext:value-type="float">
            <text:p>0,713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04805</text:p>
          </table:table-cell>
          <table:table-cell office:value-type="float" office:value="0.167125" calcext:value-type="float">
            <text:p>0,167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09805</text:p>
          </table:table-cell>
          <table:table-cell office:value-type="float" office:value="0.080307" calcext:value-type="float">
            <text:p>0,08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14805</text:p>
          </table:table-cell>
          <table:table-cell office:value-type="float" office:value="-1.359069" calcext:value-type="float">
            <text:p>-1,359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19804</text:p>
          </table:table-cell>
          <table:table-cell office:value-type="float" office:value="0.550539" calcext:value-type="float">
            <text:p>0,550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24804</text:p>
          </table:table-cell>
          <table:table-cell office:value-type="float" office:value="-0.642172" calcext:value-type="float">
            <text:p>-0,64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29804</text:p>
          </table:table-cell>
          <table:table-cell office:value-type="float" office:value="0.208757" calcext:value-type="float">
            <text:p>0,2087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34803</text:p>
          </table:table-cell>
          <table:table-cell office:value-type="float" office:value="-0.418323" calcext:value-type="float">
            <text:p>-0,418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239803</text:p>
          </table:table-cell>
          <table:table-cell office:value-type="float" office:value="0.697933" calcext:value-type="float">
            <text:p>0,697933</text:p>
          </table:table-cell>
        </table:table-row>
        <table:table-row table:style-name="ro1">
          <table:table-cell table:number-columns-repeated="3"/>
          <table:table-cell table:formula="of:=STDEV([.D2:.D1049])" office:value-type="float" office:value="0.491443760170967" calcext:value-type="float">
            <text:p>0,491443760170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1:59:49.522115320</meta:creation-date>
    <dc:date>2019-05-20T22:00:20.113202549</dc:date>
    <meta:editing-duration>PT31S</meta:editing-duration>
    <meta:editing-cycles>1</meta:editing-cycles>
    <meta:document-statistic meta:table-count="1" meta:cell-count="2206" meta:object-count="0"/>
    <meta:generator>LibreOffice/6.0.7.3$Linux_X86_64 LibreOffice_project/00m0$Build-3</meta:generator>
  </office:meta>
</office:document-meta>
</file>